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6cb" officeooo:paragraph-rsid="0002f6cb"/>
    </style:style>
    <style:style style:name="P2" style:family="paragraph" style:parent-style-name="Standard">
      <style:text-properties fo:font-weight="normal" officeooo:rsid="0091d0dc" officeooo:paragraph-rsid="00ab46e0" style:font-weight-asian="normal" style:font-weight-complex="normal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size="12pt" officeooo:rsid="0018d684" officeooo:paragraph-rsid="00b14b5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2f6cb" officeooo:paragraph-rsid="00ad7248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2f6cb" officeooo:paragraph-rsid="00b14b5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d9714" officeooo:paragraph-rsid="000d971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d9714" officeooo:paragraph-rsid="00ad7248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d9714" officeooo:paragraph-rsid="00b14b53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46bda2" officeooo:paragraph-rsid="0046bda2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087b2" officeooo:paragraph-rsid="00ad724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69232" officeooo:paragraph-rsid="00ad7248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3185e" officeooo:paragraph-rsid="00ad7248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43d5b4" officeooo:paragraph-rsid="00b14b53" style:font-size-asian="12pt" style:font-size-complex="12pt"/>
    </style:style>
    <style:style style:name="P15" style:family="paragraph" style:parent-style-name="Standard">
      <style:text-properties style:font-name="Liberation Serif" fo:font-size="12pt" style:text-underline-style="solid" style:text-underline-width="auto" style:text-underline-color="font-color" officeooo:rsid="004c9b75" officeooo:paragraph-rsid="00ad7248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solid" style:text-underline-width="auto" style:text-underline-color="font-color" officeooo:rsid="00b14b53" officeooo:paragraph-rsid="00b14b53" style:font-size-asian="12pt" style:font-size-complex="12pt"/>
    </style:style>
    <style:style style:name="P17" style:family="paragraph" style:parent-style-name="Standard">
      <style:text-properties style:font-name="Liberation Serif" fo:font-size="12pt" style:text-underline-style="solid" style:text-underline-width="auto" style:text-underline-color="font-color" officeooo:rsid="000d9714" officeooo:paragraph-rsid="00b14b53" style:font-size-asian="12pt" style:font-size-complex="12pt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officeooo:rsid="0008fb3c" officeooo:paragraph-rsid="00b14b53" style:font-size-asian="12pt" style:font-size-complex="12pt"/>
    </style:style>
    <style:style style:name="P19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d9714" officeooo:paragraph-rsid="00b14b53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style:text-underline-style="none" officeooo:rsid="0046bda2" officeooo:paragraph-rsid="0046bda2" style:font-size-asian="12pt" style:font-size-complex="12pt"/>
    </style:style>
    <style:style style:name="P21" style:family="paragraph" style:parent-style-name="Standard">
      <style:text-properties style:font-name="Liberation Serif" fo:font-size="12pt" style:text-underline-style="none" officeooo:rsid="00b14b53" officeooo:paragraph-rsid="00b14b53" style:font-size-asian="12pt" style:font-size-complex="12pt"/>
    </style:style>
    <style:style style:name="P22" style:family="paragraph" style:parent-style-name="Standard">
      <style:text-properties style:font-name="Liberation Serif" officeooo:rsid="0055242d" officeooo:paragraph-rsid="00ab46e0"/>
    </style:style>
    <style:style style:name="P23" style:family="paragraph" style:parent-style-name="Standard">
      <style:text-properties style:font-name="Liberation Serif" officeooo:rsid="004c9b75" officeooo:paragraph-rsid="00ab46e0"/>
    </style:style>
    <style:style style:name="P24" style:family="paragraph" style:parent-style-name="Standard">
      <style:text-properties style:font-name="Liberation Serif" officeooo:rsid="001087b2" officeooo:paragraph-rsid="00ad7248"/>
    </style:style>
    <style:style style:name="P25" style:family="paragraph" style:parent-style-name="Standard">
      <style:text-properties style:font-name="Liberation Serif" officeooo:rsid="0013185e" officeooo:paragraph-rsid="00ad7248"/>
    </style:style>
    <style:style style:name="P26" style:family="paragraph" style:parent-style-name="Standard">
      <style:text-properties style:font-name="Liberation Serif" officeooo:paragraph-rsid="00ab46e0"/>
    </style:style>
    <style:style style:name="P27" style:family="paragraph" style:parent-style-name="Standard">
      <style:text-properties style:font-name="Liberation Serif" officeooo:paragraph-rsid="00a4e7bd"/>
    </style:style>
    <style:style style:name="P28" style:family="paragraph" style:parent-style-name="Standard">
      <style:text-properties style:font-name="Liberation Serif" officeooo:rsid="00a4b0de" officeooo:paragraph-rsid="00a4e7bd"/>
    </style:style>
    <style:style style:name="P29" style:family="paragraph" style:parent-style-name="Standard">
      <style:text-properties style:font-name="Liberation Serif" fo:font-weight="normal" officeooo:rsid="0091d0dc" style:font-weight-asian="normal" style:font-weight-complex="normal"/>
    </style:style>
    <style:style style:name="P30" style:family="paragraph" style:parent-style-name="Standard">
      <style:text-properties style:font-name="Liberation Serif" fo:font-weight="normal" officeooo:rsid="0091d0dc" officeooo:paragraph-rsid="00ab46e0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091d0dc" officeooo:paragraph-rsid="00ac3f7c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091d0dc" officeooo:paragraph-rsid="00ad7248" style:font-weight-asian="normal" style:font-weight-complex="normal"/>
    </style:style>
    <style:style style:name="P33" style:family="paragraph" style:parent-style-name="Standard">
      <style:text-properties style:font-name="Liberation Serif" fo:font-weight="normal" officeooo:rsid="0093985d" officeooo:paragraph-rsid="009f2b7e" style:font-weight-asian="normal" style:font-weight-complex="normal"/>
    </style:style>
    <style:style style:name="P34" style:family="paragraph" style:parent-style-name="Standard">
      <style:text-properties style:font-name="Liberation Serif" fo:font-weight="normal" officeooo:rsid="0095c914" style:font-weight-asian="normal" style:font-weight-complex="normal"/>
    </style:style>
    <style:style style:name="P35" style:family="paragraph" style:parent-style-name="Standard">
      <style:text-properties style:font-name="Liberation Serif" fo:font-weight="normal" officeooo:rsid="00b89204" officeooo:paragraph-rsid="00bbf893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03f45a0" officeooo:paragraph-rsid="00aeac40" style:font-weight-asian="normal" style:font-weight-complex="normal"/>
    </style:style>
    <style:style style:name="P37" style:family="paragraph" style:parent-style-name="Standard">
      <style:text-properties style:font-name="Liberation Serif" fo:font-style="italic" officeooo:paragraph-rsid="00ab46e0"/>
    </style:style>
    <style:style style:name="P38" style:family="paragraph" style:parent-style-name="Standard">
      <style:text-properties style:font-name="Liberation Serif" fo:font-style="normal" fo:font-weight="normal" officeooo:rsid="00258b3c" officeooo:paragraph-rsid="00ab46e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Liberation Serif" fo:font-style="normal" fo:font-weight="normal" officeooo:rsid="003f45a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Liberation Serif" fo:font-style="normal" officeooo:rsid="00cb4ec2" officeooo:paragraph-rsid="00d0652a" style:font-style-asian="normal" style:font-style-complex="normal"/>
    </style:style>
    <style:style style:name="P41" style:family="paragraph" style:parent-style-name="Standard">
      <style:text-properties style:font-name="Liberation Serif" officeooo:rsid="00952fbc" officeooo:paragraph-rsid="00ab46e0"/>
    </style:style>
    <style:style style:name="P42" style:family="paragraph" style:parent-style-name="Standard">
      <style:text-properties style:font-name="Liberation Serif" officeooo:rsid="00952fbc" officeooo:paragraph-rsid="00952fbc"/>
    </style:style>
    <style:style style:name="P43" style:family="paragraph" style:parent-style-name="Standard">
      <style:text-properties style:font-name="Liberation Serif" officeooo:paragraph-rsid="00952fbc"/>
    </style:style>
    <style:style style:name="P44" style:family="paragraph" style:parent-style-name="Standard">
      <style:text-properties style:font-name="Liberation Serif" officeooo:rsid="00765e15" officeooo:paragraph-rsid="00ab46e0"/>
    </style:style>
    <style:style style:name="P45" style:family="paragraph" style:parent-style-name="Standard">
      <style:text-properties style:font-name="Liberation Serif" officeooo:rsid="00489e2f" officeooo:paragraph-rsid="00ab46e0"/>
    </style:style>
    <style:style style:name="P46" style:family="paragraph" style:parent-style-name="Standard">
      <style:text-properties style:font-name="Liberation Serif" officeooo:rsid="006b54d5" officeooo:paragraph-rsid="00ab46e0"/>
    </style:style>
    <style:style style:name="P47" style:family="paragraph" style:parent-style-name="Standard">
      <style:text-properties style:font-name="Liberation Serif" style:text-underline-style="solid" style:text-underline-width="auto" style:text-underline-color="font-color" officeooo:rsid="008155fb" officeooo:paragraph-rsid="00ab46e0"/>
    </style:style>
    <style:style style:name="P48" style:family="paragraph" style:parent-style-name="Standard">
      <style:text-properties style:font-name="Liberation Serif" style:text-underline-style="solid" style:text-underline-width="auto" style:text-underline-color="font-color" officeooo:rsid="006ac744" officeooo:paragraph-rsid="00ab46e0"/>
    </style:style>
    <style:style style:name="P49" style:family="paragraph" style:parent-style-name="Standard">
      <style:text-properties style:font-name="Liberation Serif" style:text-underline-style="solid" style:text-underline-width="auto" style:text-underline-color="font-color" officeooo:rsid="00b14b53" officeooo:paragraph-rsid="00b14b53"/>
    </style:style>
    <style:style style:name="P50" style:family="paragraph" style:parent-style-name="Standard">
      <style:text-properties style:font-name="Liberation Serif" officeooo:rsid="006146ef" officeooo:paragraph-rsid="00ab46e0"/>
    </style:style>
    <style:style style:name="P51" style:family="paragraph" style:parent-style-name="Standard">
      <style:text-properties style:font-name="Liberation Serif" officeooo:rsid="007f5e15" officeooo:paragraph-rsid="00ab46e0"/>
    </style:style>
    <style:style style:name="P52" style:family="paragraph" style:parent-style-name="Standard">
      <style:text-properties style:font-name="Liberation Serif" officeooo:rsid="0002f6cb" officeooo:paragraph-rsid="00b14b53"/>
    </style:style>
    <style:style style:name="P53" style:family="paragraph" style:parent-style-name="Standard">
      <style:text-properties style:font-name="Liberation Serif" officeooo:rsid="0008fb3c" officeooo:paragraph-rsid="00b14b53"/>
    </style:style>
    <style:style style:name="P54" style:family="paragraph" style:parent-style-name="Standard">
      <style:text-properties style:font-name="Liberation Serif" officeooo:rsid="003f45a0" officeooo:paragraph-rsid="00ac3f7c"/>
    </style:style>
    <style:style style:name="P55" style:family="paragraph" style:parent-style-name="Standard">
      <style:text-properties style:font-name="Liberation Serif" officeooo:rsid="004d04b6" officeooo:paragraph-rsid="00ab46e0"/>
    </style:style>
    <style:style style:name="P56" style:family="paragraph" style:parent-style-name="Standard">
      <style:text-properties style:font-name="Liberation Serif" officeooo:rsid="0055768b" officeooo:paragraph-rsid="00ab46e0"/>
    </style:style>
    <style:style style:name="P57" style:family="paragraph" style:parent-style-name="Standard">
      <style:text-properties style:font-name="Liberation Serif" officeooo:rsid="0057c5af" officeooo:paragraph-rsid="00ab46e0"/>
    </style:style>
    <style:style style:name="P58" style:family="paragraph" style:parent-style-name="Standard">
      <style:text-properties style:font-name="Liberation Serif" officeooo:rsid="0051938b" officeooo:paragraph-rsid="00ab46e0"/>
    </style:style>
    <style:style style:name="P59" style:family="paragraph" style:parent-style-name="Standard">
      <style:text-properties style:font-name="Liberation Serif" officeooo:paragraph-rsid="00ac3f7c"/>
    </style:style>
    <style:style style:name="P60" style:family="paragraph" style:parent-style-name="Standard">
      <style:text-properties style:font-name="Liberation Serif" officeooo:paragraph-rsid="00ad7248"/>
    </style:style>
    <style:style style:name="P61" style:family="paragraph" style:parent-style-name="Standard">
      <style:text-properties style:font-name="Liberation Serif" officeooo:paragraph-rsid="00aeac40"/>
    </style:style>
    <style:style style:name="P62" style:family="paragraph" style:parent-style-name="Standard">
      <style:text-properties style:font-name="Liberation Serif" officeooo:paragraph-rsid="00b14b53"/>
    </style:style>
    <style:style style:name="P63" style:family="paragraph" style:parent-style-name="Standard">
      <style:text-properties style:font-name="Liberation Serif" officeooo:paragraph-rsid="00b1f3c9"/>
    </style:style>
    <style:style style:name="P64" style:family="paragraph" style:parent-style-name="Standard">
      <style:text-properties style:font-name="Liberation Serif" officeooo:paragraph-rsid="00bbf893"/>
    </style:style>
    <style:style style:name="P65" style:family="paragraph" style:parent-style-name="Standard">
      <style:text-properties style:font-name="Liberation Serif" officeooo:paragraph-rsid="00bccf6a"/>
    </style:style>
    <style:style style:name="P66" style:family="paragraph" style:parent-style-name="Standard">
      <style:text-properties style:font-name="Liberation Serif" officeooo:rsid="00beaf36" officeooo:paragraph-rsid="00beaf36"/>
    </style:style>
    <style:style style:name="P67" style:family="paragraph" style:parent-style-name="Standard">
      <style:text-properties style:font-name="Liberation Serif" officeooo:rsid="00beaf36" officeooo:paragraph-rsid="00c486b0"/>
    </style:style>
    <style:style style:name="P68" style:family="paragraph" style:parent-style-name="Standard">
      <style:text-properties style:font-name="Liberation Serif" officeooo:rsid="00beaf36" officeooo:paragraph-rsid="00d7f458"/>
    </style:style>
    <style:style style:name="P69" style:family="paragraph" style:parent-style-name="Standard">
      <style:text-properties style:font-name="Liberation Serif" officeooo:rsid="00c032bf" officeooo:paragraph-rsid="00c032bf"/>
    </style:style>
    <style:style style:name="P70" style:family="paragraph" style:parent-style-name="Standard">
      <style:text-properties style:font-name="Liberation Serif" officeooo:paragraph-rsid="00c486b0"/>
    </style:style>
    <style:style style:name="P71" style:family="paragraph" style:parent-style-name="Standard">
      <style:text-properties style:font-name="Liberation Serif" officeooo:rsid="0049d50a"/>
    </style:style>
    <style:style style:name="P72" style:family="paragraph" style:parent-style-name="Standard">
      <style:text-properties style:font-name="Liberation Serif" officeooo:rsid="008155fb" officeooo:paragraph-rsid="00ab46e0"/>
    </style:style>
    <style:style style:name="P73" style:family="paragraph" style:parent-style-name="Standard">
      <style:text-properties style:font-name="Liberation Serif" officeooo:rsid="0060fad0" officeooo:paragraph-rsid="00ab46e0"/>
    </style:style>
    <style:style style:name="P74" style:family="paragraph" style:parent-style-name="Standard">
      <style:text-properties style:font-name="Liberation Serif" officeooo:paragraph-rsid="00d694da"/>
    </style:style>
    <style:style style:name="P75" style:family="paragraph" style:parent-style-name="Standard">
      <style:text-properties style:font-name="Liberation Serif" officeooo:rsid="00d7f458" officeooo:paragraph-rsid="00d7f458"/>
    </style:style>
    <style:style style:name="P76" style:family="paragraph" style:parent-style-name="Standard">
      <style:text-properties style:font-name="Liberation Serif" officeooo:rsid="00e2e2bd" officeooo:paragraph-rsid="00e2e2bd"/>
    </style:style>
    <style:style style:name="P77" style:family="paragraph" style:parent-style-name="Standard">
      <style:text-properties officeooo:paragraph-rsid="009f2b7e"/>
    </style:style>
    <style:style style:name="P78" style:family="paragraph" style:parent-style-name="Standard">
      <style:text-properties officeooo:paragraph-rsid="00ab46e0"/>
    </style:style>
    <style:style style:name="P79" style:family="paragraph" style:parent-style-name="Standard">
      <style:text-properties fo:font-style="italic" officeooo:paragraph-rsid="00ab46e0"/>
    </style:style>
    <style:style style:name="P80" style:family="paragraph" style:parent-style-name="Standard">
      <style:text-properties fo:font-style="normal" fo:font-weight="normal" officeooo:rsid="00258964" officeooo:paragraph-rsid="00ab46e0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22fb22" officeooo:paragraph-rsid="00ab46e0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officeooo:paragraph-rsid="00ac3f7c"/>
    </style:style>
    <style:style style:name="P83" style:family="paragraph" style:parent-style-name="Standard">
      <style:text-properties officeooo:rsid="003f45a0" officeooo:paragraph-rsid="00ac3f7c"/>
    </style:style>
    <style:style style:name="P84" style:family="paragraph" style:parent-style-name="Standard">
      <style:text-properties officeooo:paragraph-rsid="00b14b53"/>
    </style:style>
    <style:style style:name="P85" style:family="paragraph" style:parent-style-name="Standard">
      <style:text-properties officeooo:paragraph-rsid="00b5eee1"/>
    </style:style>
    <style:style style:name="P86" style:family="paragraph" style:parent-style-name="Standard">
      <style:text-properties officeooo:rsid="00b3dc42" officeooo:paragraph-rsid="00bbf893"/>
    </style:style>
    <style:style style:name="P87" style:family="paragraph" style:parent-style-name="Standard">
      <style:text-properties officeooo:rsid="00b3dc42" officeooo:paragraph-rsid="00bccf6a"/>
    </style:style>
    <style:style style:name="P88" style:family="paragraph" style:parent-style-name="Standard">
      <style:text-properties officeooo:paragraph-rsid="00b6f274"/>
    </style:style>
    <style:style style:name="P89" style:family="paragraph" style:parent-style-name="Standard">
      <style:text-properties officeooo:paragraph-rsid="00b786b5"/>
    </style:style>
    <style:style style:name="P90" style:family="paragraph" style:parent-style-name="Standard">
      <style:text-properties officeooo:paragraph-rsid="00b7c363"/>
    </style:style>
    <style:style style:name="P91" style:family="paragraph" style:parent-style-name="Standard">
      <style:text-properties officeooo:paragraph-rsid="00bbf893"/>
    </style:style>
    <style:style style:name="P92" style:family="paragraph" style:parent-style-name="Standard">
      <style:text-properties officeooo:rsid="00beaf36" officeooo:paragraph-rsid="00beaf36"/>
    </style:style>
    <style:style style:name="P93" style:family="paragraph" style:parent-style-name="Standard">
      <style:text-properties officeooo:paragraph-rsid="00c6af49"/>
    </style:style>
    <style:style style:name="P94" style:family="paragraph" style:parent-style-name="Standard">
      <style:text-properties style:text-underline-style="solid" style:text-underline-width="auto" style:text-underline-color="font-color" officeooo:rsid="00b9af69" officeooo:paragraph-rsid="00bbf893"/>
    </style:style>
    <style:style style:name="P95" style:family="paragraph" style:parent-style-name="Standard">
      <style:text-properties style:text-underline-style="solid" style:text-underline-width="auto" style:text-underline-color="font-color" officeooo:rsid="00eea014" officeooo:paragraph-rsid="00eea014"/>
    </style:style>
    <style:style style:name="P96" style:family="paragraph" style:parent-style-name="Standard">
      <style:text-properties officeooo:paragraph-rsid="00c9291c"/>
    </style:style>
    <style:style style:name="P97" style:family="paragraph" style:parent-style-name="Standard">
      <style:text-properties officeooo:paragraph-rsid="00c9abe6"/>
    </style:style>
    <style:style style:name="P98" style:family="paragraph" style:parent-style-name="Standard">
      <style:text-properties officeooo:paragraph-rsid="00cb4ec2"/>
    </style:style>
    <style:style style:name="P99" style:family="paragraph" style:parent-style-name="Standard">
      <style:text-properties officeooo:paragraph-rsid="00cf18c0"/>
    </style:style>
    <style:style style:name="P100" style:family="paragraph" style:parent-style-name="Standard">
      <style:text-properties officeooo:paragraph-rsid="00d1d628"/>
    </style:style>
    <style:style style:name="P101" style:family="paragraph" style:parent-style-name="Standard">
      <style:text-properties officeooo:paragraph-rsid="00d7f458"/>
    </style:style>
    <style:style style:name="P102" style:family="paragraph" style:parent-style-name="Standard">
      <style:text-properties officeooo:paragraph-rsid="00df3b0a"/>
    </style:style>
    <style:style style:name="P103" style:family="paragraph" style:parent-style-name="Standard">
      <style:text-properties officeooo:paragraph-rsid="00e845de"/>
    </style:style>
    <style:style style:name="P104" style:family="paragraph" style:parent-style-name="Standard">
      <style:text-properties style:use-window-font-color="true"/>
    </style:style>
    <style:style style:name="P105" style:family="paragraph" style:parent-style-name="Standard">
      <style:text-properties style:use-window-font-color="true" fo:background-color="#ffffff"/>
    </style:style>
    <style:style style:name="P106" style:family="paragraph" style:parent-style-name="Standard">
      <style:text-properties officeooo:paragraph-rsid="00efdbc3"/>
    </style:style>
    <style:style style:name="P107" style:family="paragraph" style:parent-style-name="Text_20_body">
      <style:text-properties officeooo:paragraph-rsid="00ab46e0"/>
    </style:style>
    <style:style style:name="P108" style:family="paragraph" style:parent-style-name="Text_20_body">
      <style:text-properties style:font-name="Liberation Serif" officeooo:rsid="00a9818e" officeooo:paragraph-rsid="00ab46e0"/>
    </style:style>
    <style:style style:name="P109" style:family="paragraph" style:parent-style-name="Heading_20_3">
      <style:text-properties style:font-name="Liberation Serif"/>
    </style:style>
    <style:style style:name="P110" style:family="paragraph" style:parent-style-name="Heading_20_3">
      <style:text-properties style:font-name="Liberation Serif" officeooo:rsid="0081e7cb" officeooo:paragraph-rsid="0081e7cb"/>
    </style:style>
    <style:style style:name="P111" style:family="paragraph" style:parent-style-name="Heading_20_3">
      <style:text-properties style:font-name="Liberation Serif" officeooo:paragraph-rsid="00ab46e0"/>
    </style:style>
    <style:style style:name="P112" style:family="paragraph" style:parent-style-name="Heading_20_3">
      <style:text-properties style:font-name="Liberation Serif" officeooo:paragraph-rsid="00bbf893"/>
    </style:style>
    <style:style style:name="P113" style:family="paragraph" style:parent-style-name="Heading_20_3">
      <style:text-properties officeooo:paragraph-rsid="00ab46e0"/>
    </style:style>
    <style:style style:name="P114" style:family="paragraph" style:parent-style-name="Heading_20_3">
      <style:text-properties officeooo:paragraph-rsid="00ac3f7c"/>
    </style:style>
    <style:style style:name="P115" style:family="paragraph" style:parent-style-name="Heading_20_3">
      <style:text-properties officeooo:paragraph-rsid="00ad7248"/>
    </style:style>
    <style:style style:name="P116" style:family="paragraph" style:parent-style-name="Heading_20_3">
      <style:text-properties officeooo:paragraph-rsid="00c9291c"/>
    </style:style>
    <style:style style:name="P117" style:family="paragraph" style:parent-style-name="Heading_20_3">
      <style:text-properties officeooo:rsid="00d94d13" officeooo:paragraph-rsid="00d94d13"/>
    </style:style>
    <style:style style:name="P118" style:family="paragraph" style:parent-style-name="Heading_20_3">
      <style:text-properties officeooo:rsid="00d9f3b4" officeooo:paragraph-rsid="00d9f3b4"/>
    </style:style>
    <style:style style:name="P119" style:family="paragraph" style:parent-style-name="Heading_20_3">
      <style:text-properties officeooo:rsid="00dfb4e0" officeooo:paragraph-rsid="00dfb4e0"/>
    </style:style>
    <style:style style:name="P120" style:family="paragraph" style:parent-style-name="Heading_20_3">
      <style:text-properties officeooo:paragraph-rsid="00e10b0a"/>
    </style:style>
    <style:style style:name="P121" style:family="paragraph" style:parent-style-name="Heading_20_3">
      <style:text-properties officeooo:rsid="00e2bf98" officeooo:paragraph-rsid="00e2bf98"/>
    </style:style>
    <style:style style:name="P122" style:family="paragraph" style:parent-style-name="Preformatted_20_Text">
      <style:text-properties officeooo:paragraph-rsid="00ab46e0"/>
    </style:style>
    <style:style style:name="P123" style:family="paragraph" style:parent-style-name="Standard" style:list-style-name="L1"/>
    <style:style style:name="P124" style:family="paragraph" style:parent-style-name="Standard" style:list-style-name="L1">
      <style:text-properties officeooo:paragraph-rsid="00c9291c"/>
    </style:style>
    <style:style style:name="P125" style:family="paragraph" style:parent-style-name="Standard" style:list-style-name="L2"/>
    <style:style style:name="P126" style:family="paragraph" style:parent-style-name="Standard" style:list-style-name="L3"/>
    <style:style style:name="P127" style:family="paragraph" style:parent-style-name="Standard" style:list-style-name="L3">
      <style:text-properties officeooo:paragraph-rsid="00df3b0a"/>
    </style:style>
    <style:style style:name="P128" style:family="paragraph" style:parent-style-name="Standard" style:list-style-name="L4">
      <style:text-properties officeooo:paragraph-rsid="00b5eee1"/>
    </style:style>
    <style:style style:name="P129" style:family="paragraph" style:parent-style-name="Standard" style:list-style-name="L5"/>
    <style:style style:name="P130" style:family="paragraph" style:parent-style-name="Standard" style:list-style-name="L6">
      <style:text-properties officeooo:paragraph-rsid="00b1f3c9"/>
    </style:style>
    <style:style style:name="P131" style:family="paragraph" style:parent-style-name="Standard" style:list-style-name="L6">
      <style:text-properties style:font-name="Liberation Serif" fo:font-size="12pt" officeooo:rsid="00044e6e" officeooo:paragraph-rsid="00b1f3c9" style:font-size-asian="12pt" style:font-size-complex="12pt"/>
    </style:style>
    <style:style style:name="P132" style:family="paragraph" style:parent-style-name="Standard" style:list-style-name="L6">
      <style:text-properties style:font-name="Liberation Serif" fo:font-size="12pt" fo:font-weight="bold" officeooo:rsid="00044e6e" officeooo:paragraph-rsid="00b1f3c9" style:font-size-asian="12pt" style:font-weight-asian="bold" style:font-size-complex="12pt" style:font-weight-complex="bold"/>
    </style:style>
    <style:style style:name="P133" style:family="paragraph" style:parent-style-name="Heading_20_1">
      <style:text-properties style:font-name="Liberation Serif"/>
    </style:style>
    <style:style style:name="P134" style:family="paragraph" style:parent-style-name="Heading_20_1">
      <style:text-properties officeooo:paragraph-rsid="00ad1a0c"/>
    </style:style>
    <style:style style:name="P135" style:family="paragraph" style:parent-style-name="Heading_20_2">
      <style:text-properties style:text-underline-style="solid" style:text-underline-width="auto" style:text-underline-color="font-color" officeooo:rsid="00e25e4a" officeooo:paragraph-rsid="00e25e4a"/>
    </style:style>
    <style:style style:name="P136" style:family="paragraph" style:parent-style-name="Heading_20_2">
      <style:text-properties style:text-underline-style="solid" style:text-underline-width="auto" style:text-underline-color="font-color" officeooo:rsid="00b14b53" officeooo:paragraph-rsid="00b14b53"/>
    </style:style>
    <style:style style:name="P137" style:family="paragraph" style:parent-style-name="Heading_20_2">
      <style:text-properties style:text-line-through-style="none" style:text-line-through-type="none" style:text-underline-style="solid" style:text-underline-width="auto" style:text-underline-color="font-color" officeooo:paragraph-rsid="00b5eee1"/>
    </style:style>
    <style:style style:name="P138" style:family="paragraph" style:parent-style-name="Heading_20_2">
      <style:text-properties style:font-name="Liberation Serif" style:text-underline-style="solid" style:text-underline-width="auto" style:text-underline-color="font-color" officeooo:rsid="00ab46e0" officeooo:paragraph-rsid="00ab46e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081ca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8d684" style:font-size-asian="12pt" style:font-size-complex="12pt"/>
    </style:style>
    <style:style style:name="T6" style:family="text">
      <style:text-properties fo:font-size="12pt" officeooo:rsid="0043d5b4" style:font-size-asian="12pt" style:font-size-complex="12pt"/>
    </style:style>
    <style:style style:name="T7" style:family="text">
      <style:text-properties fo:font-size="12pt" officeooo:rsid="0002f6cb" style:font-size-asian="12pt" style:font-size-complex="12pt"/>
    </style:style>
    <style:style style:name="T8" style:family="text">
      <style:text-properties officeooo:rsid="0018d684"/>
    </style:style>
    <style:style style:name="T9" style:family="text">
      <style:text-properties officeooo:rsid="0042ee74"/>
    </style:style>
    <style:style style:name="T10" style:family="text">
      <style:text-properties officeooo:rsid="0043d5b4"/>
    </style:style>
    <style:style style:name="T11" style:family="text">
      <style:text-properties officeooo:rsid="006f6490"/>
    </style:style>
    <style:style style:name="T12" style:family="text">
      <style:text-properties officeooo:rsid="007077bd"/>
    </style:style>
    <style:style style:name="T13" style:family="text">
      <style:text-properties officeooo:rsid="004c9b75"/>
    </style:style>
    <style:style style:name="T14" style:family="text">
      <style:text-properties officeooo:rsid="007b1ae3"/>
    </style:style>
    <style:style style:name="T15" style:family="text">
      <style:text-properties officeooo:rsid="00489e2f"/>
    </style:style>
    <style:style style:name="T16" style:family="text">
      <style:text-properties officeooo:rsid="0087471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f45a0" style:font-weight-asian="normal" style:font-weight-complex="normal"/>
    </style:style>
    <style:style style:name="T19" style:family="text">
      <style:text-properties fo:font-weight="normal" officeooo:rsid="00ab46e0" style:font-weight-asian="normal" style:font-weight-complex="normal"/>
    </style:style>
    <style:style style:name="T20" style:family="text">
      <style:text-properties fo:font-weight="normal" officeooo:rsid="00d694da" style:font-weight-asian="normal" style:font-weight-complex="normal"/>
    </style:style>
    <style:style style:name="T21" style:family="text">
      <style:text-properties officeooo:rsid="00ab46e0"/>
    </style:style>
    <style:style style:name="T22" style:family="text">
      <style:text-properties officeooo:rsid="009081ca"/>
    </style:style>
    <style:style style:name="T23" style:family="text">
      <style:text-properties officeooo:rsid="007ded69"/>
    </style:style>
    <style:style style:name="T24" style:family="text">
      <style:text-properties officeooo:rsid="007e88f8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49d50a"/>
    </style:style>
    <style:style style:name="T27" style:family="text">
      <style:text-properties style:text-underline-style="solid" style:text-underline-width="auto" style:text-underline-color="font-color" officeooo:rsid="0081e7cb"/>
    </style:style>
    <style:style style:name="T28" style:family="text">
      <style:text-properties style:text-underline-style="solid" style:text-underline-width="auto" style:text-underline-color="font-color" officeooo:rsid="00ad1a0c"/>
    </style:style>
    <style:style style:name="T29" style:family="text">
      <style:text-properties style:text-underline-style="solid" style:text-underline-width="auto" style:text-underline-color="font-color" officeooo:rsid="00e25e4a"/>
    </style:style>
    <style:style style:name="T30" style:family="text">
      <style:text-properties officeooo:rsid="0063fe0d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a9818e"/>
    </style:style>
    <style:style style:name="T33" style:family="text">
      <style:text-properties style:font-name="Liberation Serif" officeooo:rsid="00a60e8c"/>
    </style:style>
    <style:style style:name="T34" style:family="text">
      <style:text-properties style:font-name="Liberation Serif" fo:font-weight="normal" officeooo:rsid="0090a866" style:font-weight-asian="normal" style:font-weight-complex="normal"/>
    </style:style>
    <style:style style:name="T35" style:family="text">
      <style:text-properties style:font-name="Liberation Serif" fo:font-weight="normal" officeooo:rsid="0091d0dc" style:font-weight-asian="normal" style:font-weight-complex="normal"/>
    </style:style>
    <style:style style:name="T36" style:family="text">
      <style:text-properties style:font-name="Liberation Serif" fo:font-weight="normal" officeooo:rsid="00942c2b" style:font-weight-asian="normal" style:font-weight-complex="normal"/>
    </style:style>
    <style:style style:name="T37" style:family="text">
      <style:text-properties style:font-name="Liberation Serif" fo:font-weight="normal" officeooo:rsid="0094b6af" style:font-weight-asian="normal" style:font-weight-complex="normal"/>
    </style:style>
    <style:style style:name="T38" style:family="text">
      <style:text-properties style:font-name="Liberation Serif" fo:font-weight="normal" officeooo:rsid="0093985d" style:font-weight-asian="normal" style:font-weight-complex="normal"/>
    </style:style>
    <style:style style:name="T39" style:family="text">
      <style:text-properties style:font-name="Liberation Serif" fo:font-weight="normal" officeooo:rsid="009f2b7e" style:font-weight-asian="normal" style:font-weight-complex="normal"/>
    </style:style>
    <style:style style:name="T40" style:family="text">
      <style:text-properties style:font-name="Liberation Serif" fo:font-weight="normal" officeooo:rsid="00b6f274" style:font-weight-asian="normal" style:font-weight-complex="normal"/>
    </style:style>
    <style:style style:name="T41" style:family="text">
      <style:text-properties style:font-name="Liberation Serif" officeooo:rsid="008e7e91"/>
    </style:style>
    <style:style style:name="T42" style:family="text">
      <style:text-properties style:font-name="Liberation Serif" fo:font-size="12pt" style:font-size-asian="12pt" style:font-size-complex="12pt"/>
    </style:style>
    <style:style style:name="T43" style:family="text">
      <style:text-properties style:font-name="Liberation Serif" fo:font-size="12pt" officeooo:rsid="0007ab86" style:font-size-asian="12pt" style:font-size-complex="12pt"/>
    </style:style>
    <style:style style:name="T44" style:family="text">
      <style:text-properties style:font-name="Liberation Serif" fo:font-size="12pt" officeooo:rsid="001d6887" style:font-size-asian="12pt" style:font-size-complex="12pt"/>
    </style:style>
    <style:style style:name="T45" style:family="text">
      <style:text-properties style:font-name="Liberation Serif" fo:font-size="12pt" officeooo:rsid="007855ea" style:font-size-asian="12pt" style:font-size-complex="12pt"/>
    </style:style>
    <style:style style:name="T46" style:family="text">
      <style:text-properties style:font-name="Liberation Serif" fo:font-size="12pt" officeooo:rsid="007a6c2e" style:font-size-asian="12pt" style:font-size-complex="12pt"/>
    </style:style>
    <style:style style:name="T47" style:family="text">
      <style:text-properties style:font-name="Liberation Serif" fo:font-size="12pt" officeooo:rsid="007a3278" style:font-size-asian="12pt" style:font-size-complex="12pt"/>
    </style:style>
    <style:style style:name="T48" style:family="text">
      <style:text-properties style:font-name="Liberation Serif" fo:font-size="12pt" officeooo:rsid="0014a13a" style:font-size-asian="12pt" style:font-size-complex="12pt"/>
    </style:style>
    <style:style style:name="T49" style:family="text">
      <style:text-properties style:font-name="Liberation Serif" fo:font-size="12pt" officeooo:rsid="00044e6e" style:font-size-asian="12pt" style:font-size-complex="12pt"/>
    </style:style>
    <style:style style:name="T50" style:family="text">
      <style:text-properties style:font-name="Liberation Serif" fo:font-size="12pt" officeooo:rsid="00069a64" style:font-size-asian="12pt" style:font-size-complex="12pt"/>
    </style:style>
    <style:style style:name="T51" style:family="text">
      <style:text-properties style:font-name="Liberation Serif" fo:font-size="12pt" officeooo:rsid="00262496" style:font-size-asian="12pt" style:font-size-complex="12pt"/>
    </style:style>
    <style:style style:name="T52" style:family="text">
      <style:text-properties style:font-name="Liberation Serif" fo:font-size="12pt" officeooo:rsid="00281ec6" style:font-size-asian="12pt" style:font-size-complex="12pt"/>
    </style:style>
    <style:style style:name="T53" style:family="text">
      <style:text-properties style:font-name="Liberation Serif" fo:font-size="12pt" officeooo:rsid="002a1da4" style:font-size-asian="12pt" style:font-size-complex="12pt"/>
    </style:style>
    <style:style style:name="T54" style:family="text">
      <style:text-properties style:font-name="Liberation Serif" fo:font-size="12pt" officeooo:rsid="0036d0a2" style:font-size-asian="12pt" style:font-size-complex="12pt"/>
    </style:style>
    <style:style style:name="T55" style:family="text">
      <style:text-properties style:font-name="Liberation Serif" fo:font-size="12pt" officeooo:rsid="00386edc" style:font-size-asian="12pt" style:font-size-complex="12pt"/>
    </style:style>
    <style:style style:name="T56" style:family="text">
      <style:text-properties style:font-name="Liberation Serif" fo:font-size="12pt" officeooo:rsid="002d43d4" style:font-size-asian="12pt" style:font-size-complex="12pt"/>
    </style:style>
    <style:style style:name="T57" style:family="text">
      <style:text-properties style:font-name="Liberation Serif" fo:font-size="12pt" officeooo:rsid="003a1769" style:font-size-asian="12pt" style:font-size-complex="12pt"/>
    </style:style>
    <style:style style:name="T58" style:family="text">
      <style:text-properties style:font-name="Liberation Serif" fo:font-size="12pt" officeooo:rsid="000a5330" style:font-size-asian="12pt" style:font-size-complex="12pt"/>
    </style:style>
    <style:style style:name="T59" style:family="text">
      <style:text-properties style:font-name="Liberation Serif" fo:font-size="12pt" officeooo:rsid="007683ee" style:font-size-asian="12pt" style:font-size-complex="12pt"/>
    </style:style>
    <style:style style:name="T60" style:family="text">
      <style:text-properties style:font-name="Liberation Serif" fo:font-size="12pt" officeooo:rsid="007077bd" style:font-size-asian="12pt" style:font-size-complex="12pt"/>
    </style:style>
    <style:style style:name="T61" style:family="text">
      <style:text-properties style:font-name="Liberation Serif" fo:font-size="12pt" officeooo:rsid="0063fe0d" style:font-size-asian="12pt" style:font-size-complex="12pt"/>
    </style:style>
    <style:style style:name="T62" style:family="text">
      <style:text-properties style:font-name="Liberation Serif" fo:font-size="12pt" officeooo:rsid="0087e40a" style:font-size-asian="12pt" style:font-size-complex="12pt"/>
    </style:style>
    <style:style style:name="T63" style:family="text">
      <style:text-properties style:font-name="Liberation Serif" fo:font-size="12pt" officeooo:rsid="00736a2c" style:font-size-asian="12pt" style:font-size-complex="12pt"/>
    </style:style>
    <style:style style:name="T64" style:family="text">
      <style:text-properties style:font-name="Liberation Serif" fo:font-size="12pt" officeooo:rsid="0068dfbc" style:font-size-asian="12pt" style:font-size-complex="12pt"/>
    </style:style>
    <style:style style:name="T65" style:family="text">
      <style:text-properties style:font-name="Liberation Serif" fo:font-size="12pt" officeooo:rsid="008414a7" style:font-size-asian="12pt" style:font-size-complex="12pt"/>
    </style:style>
    <style:style style:name="T66" style:family="text">
      <style:text-properties style:font-name="Liberation Serif" fo:font-size="12pt" fo:font-style="italic" officeooo:rsid="000a5330" style:font-size-asian="12pt" style:font-size-complex="12pt"/>
    </style:style>
    <style:style style:name="T67" style:family="text">
      <style:text-properties style:font-name="Liberation Serif" fo:font-size="12pt" fo:font-style="italic" fo:font-weight="normal" officeooo:rsid="000a5330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style="italic" fo:font-weight="normal" officeooo:rsid="000a533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Liberation Serif" fo:font-size="12pt" fo:font-weight="bold" style:font-size-asian="12pt" style:font-size-complex="12pt"/>
    </style:style>
    <style:style style:name="T70" style:family="text">
      <style:text-properties style:font-name="Liberation Serif" fo:font-size="12pt" fo:font-weight="bold" officeooo:rsid="00044e6e" style:font-size-asian="12pt" style:font-size-complex="12pt"/>
    </style:style>
    <style:style style:name="T7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2" style:family="text">
      <style:text-properties style:font-name="Liberation Serif" fo:font-size="12pt" fo:font-weight="bold" officeooo:rsid="001d6887" style:font-size-asian="12pt" style:font-weight-asian="bold" style:font-size-complex="12pt" style:font-weight-complex="bold"/>
    </style:style>
    <style:style style:name="T73" style:family="text">
      <style:text-properties style:font-name="Liberation Serif" fo:font-size="12pt" fo:font-weight="bold" officeooo:rsid="006def89" style:font-size-asian="12pt" style:font-weight-asian="bold" style:font-size-complex="12pt" style:font-weight-complex="bold"/>
    </style:style>
    <style:style style:name="T74" style:family="text">
      <style:text-properties style:font-name="Liberation Serif" fo:font-size="12pt" fo:font-weight="bold" officeooo:rsid="007f5e15" style:font-size-asian="12pt" style:font-weight-asian="bold" style:font-size-complex="12pt" style:font-weight-complex="bold"/>
    </style:style>
    <style:style style:name="T75" style:family="text">
      <style:text-properties style:font-name="Liberation Serif" fo:font-size="12pt" fo:font-weight="bold" officeooo:rsid="00ab46e0" style:font-size-asian="12pt" style:font-weight-asian="bold" style:font-size-complex="12pt" style:font-weight-complex="bold"/>
    </style:style>
    <style:style style:name="T76" style:family="text">
      <style:text-properties style:font-name="Liberation Serif" fo:font-size="12pt" fo:font-weight="bold" officeooo:rsid="002e7acc" style:font-size-asian="12pt" style:font-weight-asian="bold" style:font-size-complex="12pt" style:font-weight-complex="bold"/>
    </style:style>
    <style:style style:name="T77" style:family="text">
      <style:text-properties style:font-name="Liberation Serif" fo:font-size="12pt" fo:font-weight="bold" officeooo:rsid="002a1da4" style:font-size-asian="12pt" style:font-weight-asian="bold" style:font-size-complex="12pt" style:font-weight-complex="bold"/>
    </style:style>
    <style:style style:name="T78" style:family="text">
      <style:text-properties style:font-name="Liberation Serif" fo:font-size="12pt" fo:font-weight="bold" officeooo:rsid="002d43d4" style:font-size-asian="12pt" style:font-weight-asian="bold" style:font-size-complex="12pt" style:font-weight-complex="bold"/>
    </style:style>
    <style:style style:name="T79" style:family="text">
      <style:text-properties style:font-name="Liberation Serif" fo:font-size="12pt" fo:font-weight="bold" officeooo:rsid="0007ab86" style:font-size-asian="12pt" style:font-weight-asian="bold" style:font-size-complex="12pt" style:font-weight-complex="bold"/>
    </style:style>
    <style:style style:name="T80" style:family="text">
      <style:text-properties style:font-name="Liberation Serif" fo:font-size="12pt" fo:font-weight="bold" officeooo:rsid="007855ea" style:font-size-asian="12pt" style:font-weight-asian="bold" style:font-size-complex="12pt" style:font-weight-complex="bold"/>
    </style:style>
    <style:style style:name="T81" style:family="text">
      <style:text-properties style:font-name="Liberation Serif" fo:font-size="12pt" style:text-underline-style="solid" style:text-underline-width="auto" style:text-underline-color="font-color" officeooo:rsid="003190ce" style:font-size-asian="12pt" style:font-size-complex="12pt"/>
    </style:style>
    <style:style style:name="T82" style:family="text">
      <style:text-properties style:font-name="Liberation Serif" fo:font-size="12pt" style:text-underline-style="solid" style:text-underline-width="auto" style:text-underline-color="font-color" officeooo:rsid="0013185e" style:font-size-asian="12pt" style:font-size-complex="12pt"/>
    </style:style>
    <style:style style:name="T83" style:family="text">
      <style:text-properties style:font-name="Liberation Serif" fo:font-size="12pt" style:text-underline-style="none" officeooo:rsid="003381f5" style:font-size-asian="12pt" style:font-size-complex="12pt"/>
    </style:style>
    <style:style style:name="T8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01d6887" style:font-size-asian="12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06f6490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049d50a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style="normal" fo:font-weight="normal" officeooo:rsid="000a5330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Serif" fo:font-size="12pt" fo:font-style="normal" fo:font-weight="normal" officeooo:rsid="00cdc5d4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Serif" officeooo:rsid="00213afb"/>
    </style:style>
    <style:style style:name="T91" style:family="text">
      <style:text-properties style:font-name="Liberation Serif" officeooo:rsid="00942c2b"/>
    </style:style>
    <style:style style:name="T92" style:family="text">
      <style:text-properties style:font-name="Liberation Serif" officeooo:rsid="0096efe1"/>
    </style:style>
    <style:style style:name="T93" style:family="text">
      <style:text-properties style:font-name="Liberation Serif" officeooo:rsid="00765e15"/>
    </style:style>
    <style:style style:name="T94" style:family="text">
      <style:text-properties style:font-name="Liberation Serif" officeooo:rsid="004c9b75"/>
    </style:style>
    <style:style style:name="T95" style:family="text">
      <style:text-properties style:font-name="Liberation Serif" officeooo:rsid="007c86d5"/>
    </style:style>
    <style:style style:name="T96" style:family="text">
      <style:text-properties style:font-name="Liberation Serif" officeooo:rsid="0049d50a"/>
    </style:style>
    <style:style style:name="T97" style:family="text">
      <style:text-properties style:font-name="Liberation Serif" officeooo:rsid="0045db02"/>
    </style:style>
    <style:style style:name="T98" style:family="text">
      <style:text-properties style:font-name="Liberation Serif" officeooo:rsid="002a1da4"/>
    </style:style>
    <style:style style:name="T99" style:family="text">
      <style:text-properties style:font-name="Liberation Serif" officeooo:rsid="003d1201"/>
    </style:style>
    <style:style style:name="T100" style:family="text">
      <style:text-properties style:font-name="Liberation Serif" officeooo:rsid="00ac3f7c"/>
    </style:style>
    <style:style style:name="T101" style:family="text">
      <style:text-properties style:font-name="Liberation Serif" officeooo:rsid="0002f6cb"/>
    </style:style>
    <style:style style:name="T102" style:family="text">
      <style:text-properties style:font-name="Liberation Serif" fo:font-weight="bold" officeooo:rsid="0027b0a0" style:font-weight-asian="bold" style:font-weight-complex="bold"/>
    </style:style>
    <style:style style:name="T103" style:family="text">
      <style:text-properties style:font-name="Liberation Serif" fo:font-weight="bold" officeooo:rsid="00765e15" style:font-weight-asian="bold" style:font-weight-complex="bold"/>
    </style:style>
    <style:style style:name="T104" style:family="text">
      <style:text-properties style:font-name="Liberation Serif" officeooo:rsid="0027b0a0"/>
    </style:style>
    <style:style style:name="T105" style:family="text">
      <style:text-properties style:font-name="Liberation Serif" style:text-underline-style="solid" style:text-underline-width="auto" style:text-underline-color="font-color"/>
    </style:style>
    <style:style style:name="T106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07" style:family="text">
      <style:text-properties style:font-name="Liberation Serif" style:text-underline-style="solid" style:text-underline-width="auto" style:text-underline-color="font-color" fo:font-weight="normal" officeooo:rsid="00b5eee1" style:font-weight-asian="normal" style:font-weight-complex="normal"/>
    </style:style>
    <style:style style:name="T108" style:family="text">
      <style:text-properties style:font-name="Liberation Serif" style:text-underline-style="solid" style:text-underline-width="auto" style:text-underline-color="font-color" fo:font-weight="normal" officeooo:rsid="00b6f274" style:font-weight-asian="normal" style:font-weight-complex="normal"/>
    </style:style>
    <style:style style:name="T109" style:family="text">
      <style:text-properties style:font-name="Liberation Serif" style:text-underline-style="solid" style:text-underline-width="auto" style:text-underline-color="font-color" officeooo:rsid="00b08800"/>
    </style:style>
    <style:style style:name="T110" style:family="text">
      <style:text-properties style:font-name="Liberation Serif" style:text-underline-style="solid" style:text-underline-width="auto" style:text-underline-color="font-color" officeooo:rsid="00b786b5"/>
    </style:style>
    <style:style style:name="T111" style:family="text">
      <style:text-properties style:font-name="Liberation Serif" style:text-underline-style="solid" style:text-underline-width="auto" style:text-underline-color="font-color" officeooo:rsid="00b7cfa7"/>
    </style:style>
    <style:style style:name="T112" style:family="text">
      <style:text-properties style:font-name="Liberation Serif" officeooo:rsid="00b5eee1"/>
    </style:style>
    <style:style style:name="T113" style:family="text">
      <style:text-properties style:font-name="Liberation Serif" officeooo:rsid="00b6f274"/>
    </style:style>
    <style:style style:name="T114" style:family="text">
      <style:text-properties style:font-name="Liberation Serif" style:text-underline-style="none"/>
    </style:style>
    <style:style style:name="T115" style:family="text">
      <style:text-properties style:font-name="Liberation Serif" fo:font-style="normal" fo:font-weight="normal" officeooo:rsid="003f45a0" style:font-style-asian="normal" style:font-weight-asian="normal" style:font-style-complex="normal" style:font-weight-complex="normal"/>
    </style:style>
    <style:style style:name="T116" style:family="text">
      <style:text-properties style:font-name="Liberation Serif" officeooo:rsid="00d7f458"/>
    </style:style>
    <style:style style:name="T117" style:family="text">
      <style:text-properties style:font-name="Liberation Serif" officeooo:rsid="00e10b0a"/>
    </style:style>
    <style:style style:name="T118" style:family="text">
      <style:text-properties style:font-name="Liberation Serif" officeooo:rsid="00e25e4a"/>
    </style:style>
    <style:style style:name="T119" style:family="text">
      <style:text-properties officeooo:rsid="00ac3f7c"/>
    </style:style>
    <style:style style:name="T120" style:family="text">
      <style:text-properties officeooo:rsid="003f45a0"/>
    </style:style>
    <style:style style:name="T121" style:family="text">
      <style:text-properties officeooo:rsid="00b14b53"/>
    </style:style>
    <style:style style:name="T122" style:family="text">
      <style:text-properties officeooo:rsid="0002f6cb"/>
    </style:style>
    <style:style style:name="T123" style:family="text">
      <style:text-properties officeooo:rsid="00b1f3c9"/>
    </style:style>
    <style:style style:name="T124" style:family="text">
      <style:text-properties officeooo:rsid="00b22687"/>
    </style:style>
    <style:style style:name="T125" style:family="text">
      <style:text-properties style:text-line-through-style="none" style:text-line-through-type="none"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126" style:family="text">
      <style:text-properties style:text-line-through-style="none" style:text-line-through-type="none" style:font-name="Liberation Serif" fo:font-size="12pt" style:text-underline-style="none" fo:font-weight="bold" officeooo:rsid="0007ab86" style:font-size-asian="12pt" style:font-weight-asian="bold" style:font-size-complex="12pt" style:font-weight-complex="bold"/>
    </style:style>
    <style:style style:name="T127" style:family="text">
      <style:text-properties style:text-line-through-style="none" style:text-line-through-type="none" style:font-name="Liberation Serif" fo:font-size="12pt" style:text-underline-style="none" style:font-size-asian="12pt" style:font-size-complex="12pt"/>
    </style:style>
    <style:style style:name="T128" style:family="text">
      <style:text-properties style:text-line-through-style="none" style:text-line-through-type="none" style:font-name="Liberation Serif" fo:font-size="12pt" style:text-underline-style="none" officeooo:rsid="0007ab86" style:font-size-asian="12pt" style:font-size-complex="12pt"/>
    </style:style>
    <style:style style:name="T129" style:family="text">
      <style:text-properties officeooo:rsid="00c58e95"/>
    </style:style>
    <style:style style:name="T130" style:family="text">
      <style:text-properties officeooo:rsid="00c6af49"/>
    </style:style>
    <style:style style:name="T131" style:family="text">
      <style:text-properties officeooo:rsid="00c9291c"/>
    </style:style>
    <style:style style:name="T132" style:family="text">
      <style:text-properties fo:font-size="16pt" style:font-size-asian="16pt" style:font-size-complex="16pt"/>
    </style:style>
    <style:style style:name="T133" style:family="text">
      <style:text-properties fo:font-size="16pt" officeooo:rsid="00c9291c" style:font-size-asian="16pt" style:font-size-complex="16pt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officeooo:rsid="00c9291c" style:font-style-asian="italic" style:font-style-complex="italic"/>
    </style:style>
    <style:style style:name="T136" style:family="text">
      <style:text-properties fo:font-style="normal" officeooo:rsid="00c9291c" style:font-style-asian="normal" style:font-style-complex="normal"/>
    </style:style>
    <style:style style:name="T137" style:family="text">
      <style:text-properties fo:font-style="normal" officeooo:rsid="00b22687" style:font-style-asian="normal" style:font-style-complex="normal"/>
    </style:style>
    <style:style style:name="T138" style:family="text">
      <style:text-properties fo:font-style="normal" officeooo:rsid="00c6af49" style:font-style-asian="normal" style:font-style-complex="normal"/>
    </style:style>
    <style:style style:name="T139" style:family="text">
      <style:text-properties fo:font-style="normal" officeooo:rsid="00cb4ec2" style:font-style-asian="normal" style:font-style-complex="normal"/>
    </style:style>
    <style:style style:name="T140" style:family="text">
      <style:text-properties fo:font-style="normal" officeooo:rsid="00e49422" style:font-style-asian="normal" style:font-style-complex="normal"/>
    </style:style>
    <style:style style:name="T141" style:family="text">
      <style:text-properties fo:font-style="normal" officeooo:rsid="00cb4ec2" fo:background-color="#ffffff" loext:char-shading-value="0" style:font-style-asian="normal" style:font-style-complex="normal"/>
    </style:style>
    <style:style style:name="T142" style:family="text">
      <style:text-properties officeooo:rsid="00d1d628"/>
    </style:style>
    <style:style style:name="T143" style:family="text">
      <style:text-properties officeooo:rsid="00d59496"/>
    </style:style>
    <style:style style:name="T144" style:family="text">
      <style:text-properties officeooo:rsid="00beaf36"/>
    </style:style>
    <style:style style:name="T145" style:family="text">
      <style:text-properties officeooo:rsid="00d9f3b4"/>
    </style:style>
    <style:style style:name="T146" style:family="text">
      <style:text-properties officeooo:rsid="00dceaad"/>
    </style:style>
    <style:style style:name="T147" style:family="text">
      <style:text-properties officeooo:rsid="00df3b0a"/>
    </style:style>
    <style:style style:name="T148" style:family="text">
      <style:text-properties officeooo:rsid="00e10b0a"/>
    </style:style>
    <style:style style:name="T149" style:family="text">
      <style:text-properties officeooo:rsid="00e25e4a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0e25e4a"/>
    </style:style>
    <style:style style:name="T152" style:family="text">
      <style:text-properties officeooo:rsid="00e49422"/>
    </style:style>
    <style:style style:name="T153" style:family="text">
      <style:text-properties officeooo:rsid="00ea4aba"/>
    </style:style>
    <style:style style:name="T154" style:family="text">
      <style:text-properties officeooo:rsid="00eea014"/>
    </style:style>
    <style:style style:name="T155" style:family="text">
      <style:text-properties officeooo:rsid="00efdbc3"/>
    </style:style>
    <style:style style:name="T156" style:family="text">
      <style:text-properties officeooo:rsid="00f079ce"/>
    </style:style>
    <style:style style:name="T157" style:family="text">
      <style:text-properties officeooo:rsid="00f260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3246549" text:style-name="L1">
        <text:list-item>
          <text:p text:style-name="P124"><text:a xlink:type="simple" xlink:href="#1.1.Apariencia|outline" text:style-name="Internet_20_link" text:visited-style-name="Visited_20_Internet_20_Link"><text:span text:style-name="T133">Apariencia</text:span></text:a></text:p>
        </text:list-item>
        <text:list-item>
          <text:p text:style-name="P123"><text:a xlink:type="simple" xlink:href="#2.2.Extensions|outline" text:style-name="Internet_20_link" text:visited-style-name="Visited_20_Internet_20_Link"><text:span text:style-name="T132">Extensiones</text:span></text:a></text:p>
        </text:list-item>
      </text:list>
      <text:h text:style-name="P133" text:outline-level="1">MediaWiki</text:h>
      <text:list xml:id="list1153206962" text:style-name="L2">
        <text:list-item>
          <text:p text:style-name="P125"><text:a xlink:type="simple" xlink:href="#Configuración dentro de la wiki|outline" text:style-name="Internet_20_link" text:visited-style-name="Visited_20_Internet_20_Link">#Configuración dentro de la wiki</text:a></text:p>
        </text:list-item>
        <text:list-item>
          <text:p text:style-name="P125"><text:a xlink:type="simple" xlink:href="#Debug|outline" text:style-name="Internet_20_link" text:visited-style-name="Visited_20_Internet_20_Link">#Debug</text:a></text:p>
        </text:list-item>
        <text:list-item>
          <text:p text:style-name="P125"><text:a xlink:type="simple" xlink:href="#Email|outline" text:style-name="Internet_20_link" text:visited-style-name="Visited_20_Internet_20_Link"><text:span text:style-name="T156">#Email</text:span></text:a></text:p>
        </text:list-item>
        <text:list-item>
          <text:p text:style-name="P125"><text:a xlink:type="simple" xlink:href="#Proteger página|outline" text:style-name="Internet_20_link" text:visited-style-name="Visited_20_Internet_20_Link"><text:span text:style-name="T156">#Proteger página</text:span></text:a></text:p>
        </text:list-item>
        <text:list-item>
          <text:p text:style-name="P125"><text:a xlink:type="simple" xlink:href="#Páginas especiales|outline" text:style-name="Internet_20_link" text:visited-style-name="Visited_20_Internet_20_Link"><text:span text:style-name="T156">#Páginas especiales</text:span></text:a></text:p>
        </text:list-item>
      </text:list>
      <text:p text:style-name="Standard"/>
      <text:p text:style-name="Text_20_body"><text:a xlink:type="simple" xlink:href="https://docs.google.com/document/d/17kEFdLGeI3JVYFsL92WBsZMOWRzMe9LSuZTFpoQVWQo/edit" text:style-name="Internet_20_link" text:visited-style-name="Visited_20_Internet_20_Link"><text:span text:style-name="T32">https://docs.google.com/document/d/17kEFdLGeI3JVYFsL92WBsZMOWRzMe9LSuZTFpoQVWQo/edit</text:span></text:a></text:p>
      <text:p text:style-name="P107"><text:a xlink:type="simple" xlink:href="https://docs.google.com/presentation/d/1lUtqwlXM0FO9dHfloJC1VNoXG958NtS8JIkSkVjfHJI/edit#slide=id.g515c553581_0_76" text:style-name="Internet_20_link" text:visited-style-name="Visited_20_Internet_20_Link"><text:span text:style-name="T32">https://docs.google.com/presentation/d/1lUtqwlXM0FO9dHfloJC1VNoXG958NtS8JIkSkVjfHJI/edit#slide=id.g515c553581_0_76</text:span></text:a></text:p>
      <text:p text:style-name="P74"><text:span text:style-name="T3">Info de sistema en </text:span><text:a xlink:type="simple" xlink:href="http://localhost:8080/index.php/Especial:Versión" text:style-name="Internet_20_link" text:visited-style-name="Visited_20_Internet_20_Link"><text:span text:style-name="T17">http://localhost:8080/index.php/Especial:Versi%C3%B3n</text:span></text:a></text:p>
      <text:p text:style-name="P74"><text:span text:style-name="T17">docker-compose </text:span><text:span text:style-name="T19">up</text:span><text:span text:style-name="T17"> </text:span></text:p>
      <text:p text:style-name="P74"><text:span text:style-name="T17">docker-compose </text:span><text:span text:style-name="T19">up</text:span><text:span text:style-name="T17"> --</text:span><text:span text:style-name="T20">build</text:span></text:p>
      <text:p text:style-name="P108">docker cp ~/Code/mwcompose/LocalSettings.php mwcompose_web_1:/var/www/html</text:p>
      <text:h text:style-name="P115" text:outline-level="3"><text:span text:style-name="Source_20_Text"><text:span text:style-name="T31">Configuración dentro de la wiki</text:span></text:span></text:h>
      <text:p text:style-name="P89"><text:span text:style-name="Source_20_Text"><text:span text:style-name="T108">Algunas configuraciones manuales:</text:span></text:span><text:span text:style-name="Source_20_Text"><text:span text:style-name="T113"> </text:span></text:span><text:a xlink:type="simple" xlink:href="http://localhost:8080/index.php/Especial:Preferencias" text:style-name="Internet_20_link" text:visited-style-name="Visited_20_Internet_20_Link"><text:span text:style-name="Source_20_Text"><text:span text:style-name="T31">http://localhost:8080/index.php/Especial:Preferencias</text:span></text:span></text:a></text:p>
      <text:p text:style-name="P89"><text:span text:style-name="Source_20_Text"><text:span text:style-name="T31"/></text:span></text:p>
      <text:p text:style-name="P88"><text:span text:style-name="Source_20_Text"><text:span text:style-name="T106">Default </text:span></text:span><text:span text:style-name="Source_20_Text"><text:span text:style-name="T107">s</text:span></text:span><text:span text:style-name="Source_20_Text"><text:span text:style-name="T106">ettings: </text:span></text:span><text:span text:style-name="Source_20_Text"><text:span text:style-name="T31">includes/DefaultSettings.php</text:span></text:span></text:p>
      <text:p text:style-name="P90"><text:span text:style-name="Source_20_Text"><text:span text:style-name="T107">Custom</text:span></text:span><text:span text:style-name="Source_20_Text"><text:span text:style-name="T108"> </text:span></text:span><text:span text:style-name="Source_20_Text"><text:span text:style-name="T107">s</text:span></text:span><text:span text:style-name="Source_20_Text"><text:span text:style-name="T108">ettings:</text:span></text:span><text:span text:style-name="Source_20_Text"><text:span text:style-name="T40"> LocalSettings.php</text:span></text:span></text:p>
      <text:p text:style-name="P90"><text:a xlink:type="simple" xlink:href="https://www.mediawiki.org/wiki/Manual:Configuration_settings" text:style-name="Internet_20_link" text:visited-style-name="Visited_20_Internet_20_Link"><text:span text:style-name="Source_20_Text"><text:span text:style-name="T40">https://www.mediawiki.org/wiki/Manual:Configuration_settings</text:span></text:span></text:a></text:p>
      <text:p text:style-name="P90"><text:a xlink:type="simple" xlink:href="https://www.mediawiki.org/wiki/Manual:LocalSettings.php" text:style-name="Internet_20_link" text:visited-style-name="Visited_20_Internet_20_Link"><text:span text:style-name="Source_20_Text"><text:span text:style-name="T40">https://www.mediawiki.org/wiki/Manual:LocalSettings.php</text:span></text:span></text:a></text:p>
      <text:p text:style-name="P89"><text:span text:style-name="Source_20_Text"><text:span text:style-name="T31">Never edit DefaultSettings.php; copy appropriate lines to LocalSettings.php instead and amend them as appropriate. </text:span></text:span></text:p>
      <text:p text:style-name="P89"><text:span text:style-name="Source_20_Text"><text:span text:style-name="T40">Don't edit LocalSettings.php with document editors like Notepad, TextEdit, or other text editors that add byte order marks to files. These break the PHP runtime of your wiki. Instead, use a code editor, e.g. Vim, Notepad++, or Atom. These handle file encodings properly.</text:span></text:span></text:p>
      <text:p text:style-name="P89"><text:span text:style-name="Source_20_Text"><text:span text:style-name="T40"/></text:span></text:p>
      <text:p text:style-name="P89"><text:span text:style-name="Source_20_Text"><text:span text:style-name="T109">Tut</text:span></text:span><text:span text:style-name="Source_20_Text"><text:span text:style-name="T111">o</text:span></text:span><text:span text:style-name="Source_20_Text"><text:span text:style-name="T109"> </text:span></text:span><text:span text:style-name="Source_20_Text"><text:span text:style-name="T110">oficial</text:span></text:span><text:span text:style-name="Source_20_Text"><text:span text:style-name="T105">:</text:span></text:span><text:span text:style-name="Source_20_Text"><text:span text:style-name="T114"> </text:span></text:span><text:a xlink:type="simple" xlink:href="https://www.mediawiki.org/wiki/Help:Contents" text:style-name="Internet_20_link" text:visited-style-name="Visited_20_Internet_20_Link"><text:span text:style-name="Source_20_Text"><text:span text:style-name="T105">https://www.mediawiki.org/wiki/Help:Contents</text:span></text:span></text:a></text:p>
      <text:p text:style-name="P63"/>
      <text:h text:style-name="P113" text:outline-level="3"><text:span text:style-name="T22">D</text:span>ebug</text:h>
      <text:p text:style-name="P60"><text:span text:style-name="T18">cat &gt;&gt; </text:span><text:span text:style-name="Source_20_Text"><text:span text:style-name="T67">LocalSettings.php</text:span></text:span></text:p>
      <text:p text:style-name="Standard">$wgShowExceptionDetails = true; $wgDebugToolbar = true; $wgShowDebug = true; $wgDevelopmentWarnings = true; $wgDebugLogFile = "/tmp/{$wgSitename}-debug.log";</text:p>
      <text:p text:style-name="Standard"/>
      <text:h text:style-name="P117" text:outline-level="3">Email</text:h>
      <text:p text:style-name="Standard">$wgEnableEmail = true;</text:p>
      <text:p text:style-name="Standard">$wgEnableUserEmail = false; # UPO</text:p>
      <text:p text:style-name="Standard">$wgEmailAuthentication = true;</text:p>
      <text:p text:style-name="Standard"><text:a xlink:type="simple" xlink:href="https://www.mediawiki.org/wiki/Manual:$wgSMTP" text:style-name="Internet_20_link" text:visited-style-name="Visited_20_Internet_20_Link"><text:span text:style-name="T153">https://www.mediawiki.org/wiki/Manual:$wgSMTP</text:span></text:a></text:p>
      <text:p text:style-name="Standard"><text:a xlink:type="simple" xlink:href="https://www.mediawiki.org/wiki/Manual:$wgUsersNotifiedOnAllChanges" text:style-name="Internet_20_link" text:visited-style-name="Visited_20_Internet_20_Link"><text:span text:style-name="T153">https://www.mediawiki.org/wiki/Manual:$wgUsersNotifiedOnAllChanges</text:span></text:a></text:p>
      <text:p text:style-name="Standard"/>
      <text:h text:style-name="P119" text:outline-level="3"><text:soft-page-break/>Proteger página</text:h>
      <text:p text:style-name="Standard">/index.php?title=Ciencia&amp;action=protect</text:p>
      <text:p text:style-name="Standard"/>
      <text:h text:style-name="P121" text:outline-level="3">Páginas especiales</text:h>
      <text:p text:style-name="P106">index.php/Especial:PáginasEspeciales</text:p>
      <text:p text:style-name="P106">index.php/Especial:<text:span text:style-name="T155">Exportar</text:span></text:p>
      <text:p text:style-name="P106">index.php/Especial:Importar</text:p>
      <text:p text:style-name="Standard"/>
      <text:h text:style-name="P135" text:outline-level="2">DB</text:h>
      <text:p text:style-name="Standard"><text:a xlink:type="simple" xlink:href="https://www.mediawiki.org/wiki/Manual:Page_table" text:style-name="Internet_20_link" text:visited-style-name="Visited_20_Internet_20_Link"><text:span text:style-name="T149">https://www.mediawiki.org/wiki/Manual:Page_table</text:span></text:a></text:p>
      <text:p text:style-name="Standard"><text:span text:style-name="T29">Tablas principales</text:span><text:span text:style-name="T151">: </text:span><text:span text:style-name="T150">page</text:span> text revision</text:p>
      <text:p text:style-name="Standard"><text:span text:style-name="T29">Ver el texto de una páginas:</text:span><text:span text:style-name="T151"> </text:span>SELECT page_title, old_text FROM page JOIN revision ON page_<text:span text:style-name="T31">latest = rev_id JOIN text ON rev_text_id = old_id </text:span><text:span text:style-name="T118">WHERE page_id = EL_ID_DE_LA_PAG;</text:span></text:p>
      <text:p text:style-name="P76"><text:span text:style-name="T25">Exportar páginas desde afuera:</text:span> d exec mwcompose2_db_1 mysql -udbusu -pNkF9L44Opssx5h -e "SELECT page_title, old_text FROM page JOIN revision ON page_latest = rev_id JOIN text ON rev_text_id = old_id WHERE page_is_new=0 or page_namespace=0" mwdb &gt; tables.txt</text:p>
      <text:p text:style-name="P76"><text:span text:style-name="T25">Exportar desde adentro:</text:span> /index.php/Especial:Exportar y poner en la caja grande los nombres de las páginas (Ciencia, Vivienda, etc.) separadas por enter</text:p>
      <text:h text:style-name="P137" text:outline-level="2">Apariencia</text:h>
      <text:list xml:id="list960644126" text:style-name="L3">
        <text:list-item>
          <text:p text:style-name="P126"><text:a xlink:type="simple" xlink:href="#Upload SVG|outline" text:style-name="Internet_20_link" text:visited-style-name="Visited_20_Internet_20_Link"><text:span text:style-name="T147">#Upload SVG</text:span></text:a></text:p>
        </text:list-item>
        <text:list-item>
          <text:p text:style-name="P127"><text:a xlink:type="simple" xlink:href="#Plantillas/Templates|outline" text:style-name="Internet_20_link" text:visited-style-name="Visited_20_Internet_20_Link"><text:span text:style-name="T147">#Plantillas/Templates</text:span></text:a></text:p>
        </text:list-item>
        <text:list-item>
          <text:p text:style-name="P127"><text:a xlink:type="simple" xlink:href="#Editar navigation links|outline" text:style-name="Internet_20_link" text:visited-style-name="Visited_20_Internet_20_Link"><text:span text:style-name="T147">#Editar navigation links</text:span></text:a></text:p>
        </text:list-item>
        <text:list-item>
          <text:p text:style-name="P127"><text:a xlink:type="simple" xlink:href="#Editar toolbox|outline" text:style-name="Internet_20_link" text:visited-style-name="Visited_20_Internet_20_Link"><text:span text:style-name="T147">#Editar toolbox</text:span></text:a></text:p>
        </text:list-item>
        <text:list-item>
          <text:p text:style-name="P127"><text:a xlink:type="simple" xlink:href="#Mobile skins|outline" text:style-name="Internet_20_link" text:visited-style-name="Visited_20_Internet_20_Link"><text:span text:style-name="T147">#Mobile skins</text:span></text:a></text:p>
        </text:list-item>
        <text:list-item>
          <text:p text:style-name="P127"><text:a xlink:type="simple" xlink:href="#Global CSS|outline" text:style-name="Internet_20_link" text:visited-style-name="Visited_20_Internet_20_Link"><text:span text:style-name="T148">#Global CSS</text:span></text:a></text:p>
        </text:list-item>
      </text:list>
      <text:p text:style-name="P102"/>
      <text:p text:style-name="P85"><text:span text:style-name="Source_20_Text"><text:span text:style-name="T112">E</text:span></text:span><text:span text:style-name="Source_20_Text"><text:span text:style-name="T31">very page on MediaWiki, has three main navigation elements:</text:span></text:span><text:span text:style-name="Source_20_Text"> </text:span></text:p>
      <text:list xml:id="list1357072611" text:style-name="L4">
        <text:list-item>
          <text:p text:style-name="P128"><text:span text:style-name="Source_20_Text"><text:span text:style-name="T42">The </text:span></text:span><text:span text:style-name="Source_20_Text"><text:span text:style-name="T71">sidebar</text:span></text:span><text:span text:style-name="Source_20_Text"><text:span text:style-name="T42"> is displayed on the left edge of the page below the site logo. </text:span></text:span><text:span text:style-name="Source_20_Text"><text:span text:style-name="T43">Tiene </text:span></text:span><text:bookmark text:name="Navigation"/><text:span text:style-name="Source_20_Text"><text:span text:style-name="T79">Navigation</text:span></text:span><text:span text:style-name="Source_20_Text"><text:span text:style-name="T43"> (These links can be configured by site administrators) y </text:span></text:span><text:bookmark text:name="Toolbox"/><text:span text:style-name="Source_20_Text"><text:span text:style-name="T79">Toolbox</text:span></text:span></text:p>
        </text:list-item>
        <text:list-item>
          <text:p text:style-name="P128"><text:span text:style-name="Source_20_Text"><text:span text:style-name="T125">Links</text:span></text:span><text:span text:style-name="Source_20_Text"><text:span text:style-name="T127"> (often called </text:span></text:span><text:span text:style-name="Source_20_Text"><text:span text:style-name="T126">tabs</text:span></text:span><text:span text:style-name="Source_20_Text"><text:span text:style-name="T127">) which relate to the page currently displayed: its associated discussion page, the version history, </text:span></text:span><text:span text:style-name="Source_20_Text"><text:span text:style-name="T128">etc.</text:span></text:span></text:p>
        </text:list-item>
      </text:list>
      <text:p text:style-name="P85"><text:span text:style-name="Source_20_Text"><text:span text:style-name="T128"/></text:span></text:p>
      <text:h text:style-name="Heading_20_3" text:outline-level="3"><text:span text:style-name="T22">U</text:span>pload SVG</text:h>
      <text:p text:style-name="Standard"><text:a xlink:type="simple" xlink:href="https://www.mediawiki.org/wiki/Manual:Image_administration#SVG" text:style-name="Internet_20_link" text:visited-style-name="Visited_20_Internet_20_Link"><text:span text:style-name="T33">https://www.mediawiki.org/wiki/Manual:Image_administration#SVG</text:span></text:a></text:p>
      <text:p text:style-name="P36">apt install librsvg2-bin</text:p>
      <text:p text:style-name="P61"><text:span text:style-name="T18">cat &gt;&gt; </text:span><text:span text:style-name="Source_20_Text"><text:span text:style-name="T67">LocalSettings.php</text:span></text:span></text:p>
      <text:p text:style-name="P3">$wgFileExtensions[] = 'svg';</text:p>
      <text:p text:style-name="P27">$wgAllowTitlesInSVG = true;</text:p>
      <text:p text:style-name="P28">$wgSVGConverter = 'rsvg';</text:p>
      <text:p text:style-name="P28">#Available options are ImageMagick, ImagickExt, sodipodi, inkscape, batik, rsvg, and imgserv.</text:p>
      <text:p text:style-name="P34"/>
      <text:h text:style-name="Heading_20_3" text:outline-level="3"><text:span text:style-name="T22">P</text:span>lantillas/<text:span text:style-name="T21">Templates</text:span></text:h>
      <text:p text:style-name="Standard"><text:a xlink:type="simple" xlink:href="https://www.mediawiki.org/wiki/Help:Templates" text:style-name="Internet_20_link" text:visited-style-name="Visited_20_Internet_20_Link"><text:span text:style-name="T31">https://www.mediawiki.org/wiki/Help:Templates</text:span></text:a></text:p>
      <text:p text:style-name="Standard"><text:span text:style-name="T34">I</text:span><text:span text:style-name="T35">mport/export templates: </text:span><text:a xlink:type="simple" xlink:href="https://www.ryadel.com/en/how-to-add-wikipedia-mbox-templates-to-your-own-mediawiki/" text:style-name="Internet_20_link" text:visited-style-name="Visited_20_Internet_20_Link"><text:span text:style-name="T35">https://www.ryadel.com/en/how-to-add-wikipedia-mbox-templates-to-your-own-mediawiki/</text:span></text:a></text:p>
      <text:p text:style-name="Standard"><text:soft-page-break/><text:a xlink:type="simple" xlink:href="https://www.mediawiki.org/wiki/Special:Export" text:style-name="Internet_20_link" text:visited-style-name="Visited_20_Internet_20_Link"><text:span text:style-name="T35">https://www.mediawiki.org/wiki/Special:Export</text:span></text:a></text:p>
      <text:p text:style-name="P29"/>
      <text:p text:style-name="P32"><text:span text:style-name="T120">cat &gt;&gt; </text:span><text:span text:style-name="Source_20_Text"><text:span text:style-name="T66">LocalSettings.php</text:span></text:span></text:p>
      <text:p text:style-name="P29">define("NS_PORTAL", 3000);</text:p>
      <text:p text:style-name="P30">$wgExtraNamespaces[NS_PORTAL] = "Portal";</text:p>
      <text:p text:style-name="P2"><text:a xlink:type="simple" xlink:href="https://www.mediawiki.org/wiki/Portals" text:style-name="Internet_20_link" text:visited-style-name="Visited_20_Internet_20_Link"><text:span text:style-name="T41">https://www.mediawiki.org/wiki/Portals</text:span></text:a></text:p>
      <text:p text:style-name="P78"><text:span text:style-name="Source_20_Text"><text:span text:style-name="T43"/></text:span></text:p>
      <text:h text:style-name="Heading_20_3" text:outline-level="3"><text:span text:style-name="Source_20_Text"><text:span text:style-name="T31">Editar navigation links</text:span></text:span></text:h>
      <text:p text:style-name="P79"><text:a xlink:type="simple" xlink:href="http://localhost:8080/index.php?title=MediaWiki:Sidebar&amp;action=edit" text:style-name="Internet_20_link" text:visited-style-name="Visited_20_Internet_20_Link"><text:span text:style-name="T31">http://localhost:8080/</text:span></text:a><text:a xlink:type="simple" xlink:href="http://localhost:8080/index.php?title=MediaWiki:Sidebar&amp;action=edit" text:style-name="Internet_20_link" text:visited-style-name="Visited_20_Internet_20_Link"><text:span text:style-name="T90">i</text:span></text:a><text:a xlink:type="simple" xlink:href="http://localhost:8080/index.php?title=MediaWiki:Sidebar&amp;action=edit" text:style-name="Internet_20_link" text:visited-style-name="Visited_20_Internet_20_Link"><text:span text:style-name="T31">ndex.php?title=MediaWiki:Sidebar&amp;action=edit</text:span></text:a></text:p>
      <text:p text:style-name="P37"/>
      <text:h text:style-name="P109" text:outline-level="3">Editar toolbox</text:h>
      <text:p text:style-name="P80"><text:span text:style-name="T31">agregar código al final de </text:span><text:span text:style-name="Source_20_Text"><text:span text:style-name="T66">LocalSettings.php</text:span></text:span></text:p>
      <text:p text:style-name="P81"><text:a xlink:type="simple" xlink:href="https://www.mediawiki.org/wiki/User:Seb35/modifyToolbox" text:style-name="Internet_20_link" text:visited-style-name="Visited_20_Internet_20_Link"><text:span text:style-name="T31">https://www.mediawiki.org/wiki/User:Seb35/modifyToolbox</text:span></text:a></text:p>
      <text:p text:style-name="P38">Default &gt; What links here <text:s text:c="3"/>Related changes <text:s text:c="3"/>Special pages <text:s text:c="3"/>Printable version <text:s text:c="3"/>Permanent link <text:s text:c="2"/>Page information</text:p>
      <text:p text:style-name="P2"><text:a xlink:type="simple" xlink:href="https://www.mediawiki.org/wiki/Manual:Interface/Sidebar#Add_or_remove_toolbox_sections_(PHP" text:style-name="Internet_20_link" text:visited-style-name="Visited_20_Internet_20_Link"><text:span text:style-name="Source_20_Text"><text:span text:style-name="T43">https://www.mediawiki.org/wiki/Manual:Interface/Sidebar#Add_or_remove_toolbox_sections_(PHP</text:span></text:span></text:a><text:a xlink:type="simple" xlink:href="https://www.mediawiki.org/wiki/Manual:Interface/Sidebar#Add_or_remove_toolbox_sections_(PHP)" text:style-name="Internet_20_link" text:visited-style-name="Visited_20_Internet_20_Link"><text:span text:style-name="Source_20_Text"><text:span text:style-name="T43">)</text:span></text:span></text:a></text:p>
      <text:p text:style-name="P26"/>
      <text:h text:style-name="P111" text:outline-level="3">Mobile skins</text:h>
      <text:p text:style-name="P44">cd /var/www/html/w/skins/</text:p>
      <text:p text:style-name="P44"/>
      <text:p text:style-name="P78"><text:span text:style-name="T93">#</text:span><text:span text:style-name="T103">Pivot</text:span><text:span text:style-name="T93"> skin&gt;</text:span><text:a xlink:type="simple" xlink:href="https://github.com/Hutchy68/pivot" text:style-name="Internet_20_link" text:visited-style-name="Visited_20_Internet_20_Link"><text:span text:style-name="T93">https://github.com/Hutchy68/pivot</text:span></text:a></text:p>
      <text:p text:style-name="P78"><text:span text:style-name="T94">git clone</text:span><text:span text:style-name="Source_20_Text"><text:span text:style-name="T44"> --recurse-submodules</text:span></text:span><text:span text:style-name="T31"> </text:span><text:a xlink:type="simple" xlink:href="https://github.com/hutchy68/pivot.git" text:style-name="Internet_20_link" text:visited-style-name="Visited_20_Internet_20_Link"><text:span text:style-name="T31">https://github.com/hutchy68/pivot.git</text:span></text:a></text:p>
      <text:p text:style-name="P26">echo "wfLoadSkin( 'pivot' );" &gt;&gt; ../LocalSettings.php</text:p>
      <text:p text:style-name="P26">echo '.oo-ui-tool .oo-ui-tool-link{ padding-top: 0em !important; }' &gt;&gt; skins/pivot/assets/stylesheets/pivot.css </text:p>
      <text:p text:style-name="P26"/>
      <text:p text:style-name="P78"><text:span text:style-name="T93">#</text:span><text:span text:style-name="T103">Foreground</text:span><text:span text:style-name="T93"> skin&gt;</text:span><text:a xlink:type="simple" xlink:href="https://github.com/jthingelstad/foreground" text:style-name="Internet_20_link" text:visited-style-name="Visited_20_Internet_20_Link"><text:span text:style-name="T31">https://github.com/jthingelstad/foreground</text:span></text:a></text:p>
      <text:p text:style-name="P122"><text:span text:style-name="Source_20_Text"><text:span text:style-name="T42">git clone</text:span></text:span><text:span text:style-name="Source_20_Text"><text:span text:style-name="T44"> --recurse-submodules</text:span></text:span><text:span text:style-name="Source_20_Text"><text:span text:style-name="T42"> </text:span></text:span><text:a xlink:type="simple" xlink:href="https://github.com/thingles/foreground.git" text:style-name="Internet_20_link" text:visited-style-name="Visited_20_Internet_20_Link"><text:span text:style-name="Source_20_Text"><text:span text:style-name="T42">https://github.com/thingles/foreground.git</text:span></text:span></text:a></text:p>
      <text:p text:style-name="P122"><text:span text:style-name="Source_20_Text"><text:span text:style-name="T42">echo "wfLoadSkin( 'foreground' );" &gt;&gt; ../LocalSettings.php</text:span></text:span></text:p>
      <text:p text:style-name="P122"><text:span text:style-name="Source_20_Text"><text:span text:style-name="T42"/></text:span></text:p>
      <text:p text:style-name="P122"><text:span text:style-name="Source_20_Text"><text:span text:style-name="T45">#</text:span></text:span><text:span text:style-name="Source_20_Text"><text:span text:style-name="T80">Tweeki</text:span></text:span><text:span text:style-name="Source_20_Text"><text:span text:style-name="T45"> </text:span></text:span><text:span text:style-name="Source_20_Text"><text:span text:style-name="T46">bootstrap</text:span></text:span><text:span text:style-name="Source_20_Text"><text:span text:style-name="T45"> </text:span></text:span><text:span text:style-name="Source_20_Text"><text:span text:style-name="T47">skin&gt;</text:span></text:span><text:a xlink:type="simple" xlink:href="https://github.com/thaider/Tweeki/" text:style-name="Internet_20_link" text:visited-style-name="Visited_20_Internet_20_Link"><text:span text:style-name="Source_20_Text"><text:span text:style-name="T47">https://github.com/thaider/Tweeki/</text:span></text:span></text:a></text:p>
      <text:p text:style-name="P122"><text:span text:style-name="Source_20_Text"><text:span text:style-name="T42">git clone</text:span></text:span><text:span text:style-name="Source_20_Text"><text:span text:style-name="T44"> --recurse-submodules</text:span></text:span><text:span text:style-name="Source_20_Text"><text:span text:style-name="T42"> </text:span></text:span><text:a xlink:type="simple" xlink:href="https://github.com/thaider/Tweeki" text:style-name="Internet_20_link" text:visited-style-name="Visited_20_Internet_20_Link"><text:span text:style-name="Source_20_Text"><text:span text:style-name="T42">https://github.com/thaider/Tweeki</text:span></text:span></text:a></text:p>
      <text:p text:style-name="P26"/>
      <text:p text:style-name="P78"><text:span text:style-name="Source_20_Text"><text:span text:style-name="T42">echo "wfLoadSkin( 'pivot' );" &gt;&gt; ../LocalSettings.php</text:span></text:span></text:p>
      <text:p text:style-name="P122"><text:span text:style-name="Source_20_Text"><text:span text:style-name="T42">echo "wfLoadSkin( 'foreground' );" &gt;&gt; ../LocalSettings.php</text:span></text:span></text:p>
      <text:p text:style-name="P122"><text:span text:style-name="Source_20_Text"><text:span text:style-name="T42">echo "wfLoadSkin( '</text:span></text:span><text:span text:style-name="Source_20_Text"><text:span text:style-name="T62">T</text:span></text:span><text:span text:style-name="Source_20_Text"><text:span text:style-name="T45">weeki</text:span></text:span><text:span text:style-name="Source_20_Text"><text:span text:style-name="T42">' );" &gt;&gt; ../LocalSettings.php</text:span></text:span></text:p>
      <text:p text:style-name="P122"><text:span text:style-name="Source_20_Text"><text:span text:style-name="T42"/></text:span></text:p>
      <text:p text:style-name="P78"><text:span text:style-name="Source_20_Text"><text:span text:style-name="T63">M</text:span></text:span><text:span text:style-name="Source_20_Text"><text:span text:style-name="T64">ás en </text:span></text:span><text:a xlink:type="simple" xlink:href="https://blog.bluespice.com/2017/08/23/top-10-mediawiki-skins/" text:style-name="Internet_20_link" text:visited-style-name="Visited_20_Internet_20_Link"><text:span text:style-name="Source_20_Text"><text:span text:style-name="T64">https://blog.bluespice.com/2017/08/23/top-10-mediawiki-skins/</text:span></text:span></text:a></text:p>
      <text:p text:style-name="P2"><text:a xlink:type="simple" xlink:href="https://www.mediawiki.org/wiki/Manual:Gallery_of_user_styles" text:style-name="Internet_20_link" text:visited-style-name="Visited_20_Internet_20_Link"><text:span text:style-name="Source_20_Text"><text:span text:style-name="T65">https://www.mediawiki.org/wiki/Manual:Gallery_of_user_styles</text:span></text:span></text:a></text:p>
      <text:p text:style-name="P2"><text:span text:style-name="Source_20_Text"><text:span text:style-name="T65"/></text:span></text:p>
      <text:h text:style-name="P120" text:outline-level="3"><text:span text:style-name="Source_20_Text"><text:span text:style-name="T117">Global CSS</text:span></text:span></text:h>
      <text:p text:style-name="Standard">/index.php/MediaWiki:Common.css</text:p>
      <text:p text:style-name="P95">Para aplicar en todas las pantallas posibles:</text:p>
      <text:p text:style-name="Standard">$wgAllowSiteCSSOnRestrictedPages <text:span text:style-name="T154">= true;</text:span></text:p>
      <text:h text:style-name="P138" text:outline-level="2"><text:soft-page-break/>Extensions</text:h>
      <text:list xml:id="list3879888253" text:style-name="L5">
        <text:list-item>
          <text:p text:style-name="P129"><text:a xlink:type="simple" xlink:href="#Parser functions (para plantillas importadas)|outline" text:style-name="Internet_20_link" text:visited-style-name="Visited_20_Internet_20_Link">#Parser functions (para plantillas importadas)</text:a></text:p>
        </text:list-item>
        <text:list-item>
          <text:p text:style-name="P129"><text:a xlink:type="simple" xlink:href="#TemplateStyles (para plantillas importadas)|outline" text:style-name="Internet_20_link" text:visited-style-name="Visited_20_Internet_20_Link">#TemplateStyles (para plantillas importadas)</text:a></text:p>
        </text:list-item>
        <text:list-item>
          <text:p text:style-name="P129"><text:a xlink:type="simple" xlink:href="#VisualEditor (editor tipo office)|outline" text:style-name="Internet_20_link" text:visited-style-name="Visited_20_Internet_20_Link">#VisualEditor (editor tipo office)</text:a></text:p>
        </text:list-item>
        <text:list-item>
          <text:p text:style-name="P129"><text:a xlink:type="simple" xlink:href="#PluggableAuth (para openid)|outline" text:style-name="Internet_20_link" text:visited-style-name="Visited_20_Internet_20_Link">#PluggableAuth (para openid)</text:a></text:p>
        </text:list-item>
        <text:list-item>
          <text:p text:style-name="P129"><text:a xlink:type="simple" xlink:href="#Open ID|outline" text:style-name="Internet_20_link" text:visited-style-name="Visited_20_Internet_20_Link">#Open ID</text:a></text:p>
        </text:list-item>
        <text:list-item>
          <text:p text:style-name="P129"><text:a xlink:type="simple" xlink:href="#Scribunto (para scripts lua, si es necesario)|outline" text:style-name="Internet_20_link" text:visited-style-name="Visited_20_Internet_20_Link"><text:span text:style-name="T131">#Scribunto (para scripts lua, si es necesario)</text:span></text:a></text:p>
        </text:list-item>
        <text:list-item>
          <text:p text:style-name="P129"><text:a xlink:type="simple" xlink:href="#StructuredDiscussions|outline" text:style-name="Internet_20_link" text:visited-style-name="Visited_20_Internet_20_Link"><text:span text:style-name="T131">#StructuredDiscussions</text:span></text:a></text:p>
        </text:list-item>
        <text:list-item>
          <text:p text:style-name="P129"><text:a xlink:type="simple" xlink:href="#Echo|outline" text:style-name="Internet_20_link" text:visited-style-name="Visited_20_Internet_20_Link"><text:span text:style-name="T146">#Echo</text:span></text:a></text:p>
        </text:list-item>
        <text:list-item>
          <text:p text:style-name="P129"><text:a xlink:type="simple" xlink:href="#ConfirmEdit|outline" text:style-name="Internet_20_link" text:visited-style-name="Visited_20_Internet_20_Link"><text:span text:style-name="T146">#ConfirmEdit</text:span></text:a></text:p>
        </text:list-item>
        <text:list-item>
          <text:p text:style-name="P129"><text:a xlink:type="simple" xlink:href="#EditNotify|outline" text:style-name="Internet_20_link" text:visited-style-name="Visited_20_Internet_20_Link"><text:span text:style-name="T157">#EditNotify</text:span></text:a></text:p>
        </text:list-item>
      </text:list>
      <text:p text:style-name="Standard"/>
      <text:list xml:id="list4181097021" text:style-name="L6">
        <text:list-item>
          <text:p text:style-name="P131"><text:span text:style-name="T1">Nuke</text:span> extension makes it possible for sysops to mass delete pages</text:p>
        </text:list-item>
        <text:list-item>
          <text:p text:style-name="P130"><text:span text:style-name="T70">Interwiki</text:span><text:span text:style-name="T49"> extension permite agregar macros de links a otra páginas, en vez de hacer </text:span><text:span text:style-name="Source_20_Text"><text:span text:style-name="T50">[http://en.wikipedia.org/wiki/Sunflower] hacés </text:span></text:span><text:span text:style-name="Source_20_Text"><text:span text:style-name="T42">[[wikipedia:Sunflower]]</text:span></text:span></text:p>
        </text:list-item>
        <text:list-item>
          <text:p text:style-name="P130"><text:span text:style-name="Source_20_Text"><text:span text:style-name="T69">Renameuser</text:span></text:span><text:span text:style-name="Source_20_Text"><text:span text:style-name="T42"> extension provides a special page which allows authorized users to rename user accounts. This will cause page histories, etc. to be updated. </text:span></text:span></text:p>
        </text:list-item>
        <text:list-item>
          <text:p text:style-name="P130"><text:span text:style-name="Source_20_Text"><text:span text:style-name="T69">Replace Text</text:span></text:span><text:span text:style-name="Source_20_Text"><text:span text:style-name="T42"> is an extension that provides a special page, as well as a command-line script, to allow administrators to do a global string find-and-replace on both the text and titles of the wiki's content pages. </text:span></text:span></text:p>
        </text:list-item>
        <text:list-item>
          <text:p text:style-name="P130"><text:span text:style-name="T102">Code editor</text:span><text:span text:style-name="T104"> for </text:span><text:span text:style-name="T31">JavaScript, CSS and Lua</text:span></text:p>
        </text:list-item>
        <text:list-item>
          <text:p text:style-name="P132"><text:span text:style-name="T123">C</text:span>onfirm edit <text:span text:style-name="T17">lets you use various different CAPTCHA techniques, to try to prevent spambots</text:span></text:p>
        </text:list-item>
      </text:list>
      <text:h text:style-name="P114" text:outline-level="3"><text:span text:style-name="T31">Parser functions </text:span><text:span text:style-name="T100">(para plantillas importadas)</text:span></text:h>
      <text:p text:style-name="P60"><text:span text:style-name="T18">cat &gt;&gt; </text:span><text:span text:style-name="Source_20_Text"><text:span text:style-name="T67">LocalSettings.php</text:span></text:span></text:p>
      <text:p text:style-name="P32">wfLoadExtension( 'ParserFunctions' ); $wgPFEnableStringFunctions = true;</text:p>
      <text:p text:style-name="P30"/>
      <text:h text:style-name="P109" text:outline-level="3">TemplateStyles <text:span text:style-name="T119">(para plantillas importadas)</text:span></text:h>
      <text:p text:style-name="P78"><text:span text:style-name="T36">TemplateStyles (para &lt;templatestyles&gt;</text:span><text:span text:style-name="T37">)</text:span><text:span text:style-name="T91"> </text:span><text:a xlink:type="simple" xlink:href="https://www.mediawiki.org/wiki/Extension:TemplateStyles" text:style-name="Internet_20_link" text:visited-style-name="Visited_20_Internet_20_Link"><text:span text:style-name="T91">https://www.mediawiki.org/wiki/Extension:TemplateStyles</text:span></text:a></text:p>
      <text:p text:style-name="P78"><text:a xlink:type="simple" xlink:href="https://www.mediawiki.org/wiki/Special:ExtensionDistributor?extdistname=TemplateStyles&amp;extdistversion=REL1_32" text:style-name="Internet_20_link" text:visited-style-name="Visited_20_Internet_20_Link"><text:span text:style-name="T91">https://www.mediawiki.org/wiki/Special:ExtensionDistributor?extdistname=TemplateStyles&amp;extdistversion=REL1_32</text:span></text:a></text:p>
      <text:p text:style-name="P26">https://gerrit.wikimedia.org/r/plugins/gitiles/mediawiki/extensions/TemplateStyles/+archive/REL1_32.tar.gz</text:p>
      <text:p text:style-name="P26">docker cp ~/Downloads/TemplateStyles-REL1_32-0f75a12.tar.gz mwcompose_web_1:/var/www/html/extensions</text:p>
      <text:p text:style-name="P41">##adentro en extensions</text:p>
      <text:p text:style-name="P41">tar -xzf TemplateStyles-REL1_32-0f75a12.tar.gz </text:p>
      <text:p text:style-name="P41">curl -sS https://getcomposer.org/installer | php -- --install-dir=/usr/local/bin --filename=composer</text:p>
      <text:p text:style-name="P41">apt install unzip</text:p>
      <text:p text:style-name="P41">composer update --no-dev</text:p>
      <text:p text:style-name="P41">wfLoadExtension( 'TemplateStyles' );</text:p>
      <text:p text:style-name="P2"><text:a xlink:type="simple" xlink:href="https://github.com/wikimedia/css-sanitizer" text:style-name="Internet_20_link" text:visited-style-name="Visited_20_Internet_20_Link"><text:span text:style-name="T92">https://github.com/wikimedia/css-sanitizer</text:span></text:a></text:p>
      <text:p text:style-name="P82"><text:span text:style-name="Source_20_Text"><text:span text:style-name="T43"/></text:span></text:p>
      <text:h text:style-name="P114" text:outline-level="3"><text:span text:style-name="Source_20_Text"><text:span text:style-name="T100">VisualEditor (e</text:span></text:span><text:span text:style-name="Source_20_Text"><text:span text:style-name="T31">ditor </text:span></text:span><text:span text:style-name="Source_20_Text"><text:span text:style-name="T100">tipo office)</text:span></text:span></text:h>
      <text:p text:style-name="P82"><text:a xlink:type="simple" xlink:href="https://www.mediawiki.org/wiki/Extension:VisualEditor" text:style-name="Internet_20_link" text:visited-style-name="Visited_20_Internet_20_Link"><text:span text:style-name="Source_20_Text"><text:span text:style-name="T51">https://www.mediawiki.org/wiki/Extension:VisualEditor</text:span></text:span></text:a></text:p>
      <text:p text:style-name="P82"><text:span text:style-name="Source_20_Text"><text:span text:style-name="T51"/></text:span></text:p>
      <text:p text:style-name="P82"><text:span text:style-name="Source_20_Text"><text:span text:style-name="T81">Parsoid</text:span></text:span></text:p>
      <text:p text:style-name="P82"><text:span text:style-name="Source_20_Text"><text:span text:style-name="T52">Requiere Parsoid service, docker: </text:span></text:span><text:a xlink:type="simple" xlink:href="https://github.com/thenets/docker-parsoid" text:style-name="Internet_20_link" text:visited-style-name="Visited_20_Internet_20_Link"><text:span text:style-name="Source_20_Text"><text:span text:style-name="T52">https://github.com/thenets/docker-parsoid</text:span></text:span></text:a></text:p>
      <text:p text:style-name="P82"><text:soft-page-break/><text:span text:style-name="Source_20_Text"><text:span text:style-name="T52">Manual install </text:span></text:span><text:a xlink:type="simple" xlink:href="https://www.mediawiki.org/wiki/VisualEditor/Installation_on_a_shared_host" text:style-name="Internet_20_link" text:visited-style-name="Visited_20_Internet_20_Link"><text:span text:style-name="Source_20_Text"><text:span text:style-name="T52">https://www.mediawiki.org/wiki/VisualEditor/Installation_on_a_shared_host</text:span></text:span></text:a><text:span text:style-name="Source_20_Text"><text:span text:style-name="T52"> </text:span></text:span><text:span text:style-name="Source_20_Text"><text:span text:style-name="T53">o </text:span></text:span><text:a xlink:type="simple" xlink:href="https://www.mediawiki.org/wiki/Parsoid/Setup" text:style-name="Internet_20_link" text:visited-style-name="Visited_20_Internet_20_Link"><text:span text:style-name="Source_20_Text"><text:span text:style-name="T53">https://www.mediawiki.org/wiki/Parsoid/Setup</text:span></text:span></text:a><text:span text:style-name="Source_20_Text"><text:span text:style-name="T53"> </text:span></text:span></text:p>
      <text:p text:style-name="P82"><text:span text:style-name="Source_20_Text"><text:span text:style-name="T54">Docker config </text:span></text:span><text:a xlink:type="simple" xlink:href="https://www.mediawiki.org/wiki/Parsoid/Setup#Docker" text:style-name="Internet_20_link" text:visited-style-name="Visited_20_Internet_20_Link"><text:span text:style-name="Source_20_Text"><text:span text:style-name="T54">https://www.mediawiki.org/wiki/Parsoid/Setup#Docker</text:span></text:span></text:a></text:p>
      <text:p text:style-name="P82"><text:span text:style-name="Source_20_Text"><text:span text:style-name="T76">wiki:</text:span></text:span><text:span text:style-name="Source_20_Text"><text:span text:style-name="T77">/var/www/html/api.php </text:span></text:span><text:span text:style-name="Source_20_Text"><text:span text:style-name="T78">&lt;&gt; </text:span></text:span><text:span text:style-name="Source_20_Text"><text:span text:style-name="T76">parsoid:</text:span></text:span><text:span text:style-name="Source_20_Text"><text:span text:style-name="T78">/var/lib/parsoid/config.yaml /mwApis uri</text:span></text:span></text:p>
      <text:p text:style-name="P82"><text:span text:style-name="Source_20_Text"><text:span text:style-name="T53">docker pull thenets/parsoid:0.10</text:span></text:span></text:p>
      <text:p text:style-name="P82"><text:span text:style-name="Source_20_Text"><text:span text:style-name="T53">docker run -d --</text:span></text:span><text:span text:style-name="Source_20_Text"><text:span text:style-name="T55">name parsoid</text:span></text:span><text:span text:style-name="Source_20_Text"><text:span text:style-name="T53"> -p 8090:8000 -e PARSOID_DOMAIN_localhost=http://localhost:8080/api.php thenets/parsoid:0.10</text:span></text:span></text:p>
      <text:p text:style-name="P82"><text:span text:style-name="Source_20_Text"><text:span text:style-name="T57">Docker Ips: docker inspect -f '{{range .NetworkSettings.Networks}}{{.IPAddress}} {{end}}' MI_CONTAINER</text:span></text:span></text:p>
      <text:p text:style-name="P82"><text:span text:style-name="Source_20_Text"><text:span text:style-name="T56"/></text:span></text:p>
      <text:p text:style-name="P82"><text:span text:style-name="Source_20_Text"><text:span text:style-name="T81">Extension</text:span></text:span></text:p>
      <text:p text:style-name="P82"><text:span text:style-name="Source_20_Text"><text:span text:style-name="T83">cd extensions/</text:span></text:span></text:p>
      <text:p text:style-name="P82"><text:span text:style-name="T31">git clone -b REL1_32 <text:s/></text:span><text:a xlink:type="simple" xlink:href="https://gerrit.wikimedia.org/r/mediawiki/extensions/VisualEditor.git" text:style-name="Internet_20_link" text:visited-style-name="Visited_20_Internet_20_Link"><text:span text:style-name="T31">https://gerrit.wikimedia.org/r/mediawiki/extensions/VisualEditor.git</text:span></text:a></text:p>
      <text:p text:style-name="P59">cd VisualEditor/</text:p>
      <text:p text:style-name="P59">git submodule update --init</text:p>
      <text:p text:style-name="P59"/>
      <text:p text:style-name="P83"><text:span text:style-name="T31">cat &gt;&gt; </text:span><text:span text:style-name="Source_20_Text"><text:span text:style-name="T66">LocalSettings.php</text:span></text:span></text:p>
      <text:p text:style-name="P54">wfLoadExtension( 'VisualEditor' );</text:p>
      <text:p text:style-name="P54">$wgDefaultUserOptions['visualeditor-enable'] = 1;</text:p>
      <text:p text:style-name="P54">$wgDefaultUserOptions['visualeditor-editor'] = "visualeditor";</text:p>
      <text:p text:style-name="P54">$wgHiddenPrefs[] = 'visualeditor-enable';</text:p>
      <text:p text:style-name="P54">$wgVirtualRestConfig['modules']['parsoid'] = array(</text:p>
      <text:p text:style-name="P54"><text:s text:c="4"/>'url' =&gt; 'http://<text:span text:style-name="T16">parsoid</text:span>:8000',</text:p>
      <text:p text:style-name="P54"><text:s text:c="4"/>'domain' =&gt; '<text:span text:style-name="T119">web</text:span>'</text:p>
      <text:p text:style-name="P54">);</text:p>
      <text:p text:style-name="P31"><text:a xlink:type="simple" xlink:href="https://www.mediawiki.org/wiki/Extension:VisualEditor#Basic_configuration_for_MediaWiki-VisualEditor" text:style-name="Internet_20_link" text:visited-style-name="Visited_20_Internet_20_Link"><text:span text:style-name="Source_20_Text"><text:span text:style-name="T56">https://www.mediawiki.org/wiki/Extension:VisualEditor#Basic_configuration_for_MediaWiki-VisualEditor</text:span></text:span></text:a></text:p>
      <text:p text:style-name="P31"><text:span text:style-name="Source_20_Text"><text:span text:style-name="T56"/></text:span></text:p>
      <text:h text:style-name="P112" text:outline-level="3">PluggableAuth <text:span text:style-name="T119">(para openid)</text:span></text:h>
      <text:p text:style-name="P91"><text:a xlink:type="simple" xlink:href="https://www.mediawiki.org/wiki/Extension:PluggableAuth" text:style-name="Internet_20_link" text:visited-style-name="Visited_20_Internet_20_Link">https://www.mediawiki.org/wiki/Extension:PluggableAuth</text:a></text:p>
      <text:p text:style-name="P86">cd extensions</text:p>
      <text:p text:style-name="P91">curl -<text:span text:style-name="T130">S </text:span>https://gerrit.wikimedia.org/r/plugins/gitiles/mediawiki/extensions/PluggableAuth/+archive/REL1_32.tar.gz <text:span text:style-name="T124">| tar xz --one-top-level=PluggableAuth</text:span></text:p>
      <text:p text:style-name="P64"><text:span text:style-name="T18">cat &gt;&gt; ../</text:span><text:span text:style-name="Source_20_Text"><text:span text:style-name="T67">LocalSettings.php</text:span></text:span></text:p>
      <text:p text:style-name="P91">wfLoadExtension( 'PluggableAuth' );</text:p>
      <text:p text:style-name="P91">$wgGroupPermissions['user']['createaccount'] = true;</text:p>
      <text:p text:style-name="P91">$wgGroupPermissions['user']['autocreateaccount'] = true;</text:p>
      <text:p text:style-name="P94">Para permitir login local</text:p>
      <text:p text:style-name="P35"><text:span text:style-name="Source_20_Text"><text:span text:style-name="T42">$wgPluggableAuth_EnableLocalLogin= true;</text:span></text:span></text:p>
      <text:p text:style-name="P35"><text:span text:style-name="Source_20_Text"><text:span text:style-name="T42"/></text:span></text:p>
      <text:h text:style-name="Heading_20_3" text:outline-level="3"><text:span text:style-name="Source_20_Text"><text:span text:style-name="T31">Open ID</text:span></text:span></text:h>
      <text:p text:style-name="Standard"><text:a xlink:type="simple" xlink:href="https://www.mediawiki.org/wiki/Extension:OpenID_Connect" text:style-name="Internet_20_link" text:visited-style-name="Visited_20_Internet_20_Link"><text:span text:style-name="Source_20_Text"><text:span text:style-name="T31">https://www.mediawiki.org/wiki/Extension:OpenID_Connect</text:span></text:span></text:a></text:p>
      <text:p text:style-name="P87">cd extensions</text:p>
      <text:p text:style-name="P93">curl -<text:span text:style-name="T130">S </text:span>https://gerrit.wikimedia.org/r/plugins/gitiles/mediawiki/extensions/OpenIDConnect/+archive/REL1_32.tar.gz <text:span text:style-name="T124">| tar xz --one-top-level=OpenIDConnect</text:span></text:p>
      <text:p text:style-name="P92">cd /var/www/html</text:p>
      <text:p text:style-name="P65"><text:span text:style-name="T18">cat &gt;&gt; </text:span><text:span text:style-name="Source_20_Text"><text:span text:style-name="T67">LocalSettings.php</text:span></text:span></text:p>
      <text:p text:style-name="P70">wfLoadExtension( 'OpenIDConnect' );</text:p>
      <text:p text:style-name="P67">php maintenance/update.php</text:p>
      <text:p text:style-name="P69">cat &gt;&gt; composer.local.json</text:p>
      <text:p text:style-name="P69"><text:soft-page-break/>{</text:p>
      <text:p text:style-name="P69"><text:tab/>"extra": {</text:p>
      <text:p text:style-name="P69"><text:tab/><text:tab/>"merge-plugin": {</text:p>
      <text:p text:style-name="P69"><text:tab/><text:tab/><text:tab/>"include": [</text:p>
      <text:p text:style-name="P69"><text:tab/><text:tab/><text:tab/><text:tab/>"extensions/OpenIDConnect/composer.json"</text:p>
      <text:p text:style-name="P69"><text:tab/><text:tab/><text:tab/>]</text:p>
      <text:p text:style-name="P69"><text:tab/><text:tab/>}</text:p>
      <text:p text:style-name="P69"><text:tab/>}</text:p>
      <text:p text:style-name="P69">}</text:p>
      <text:p text:style-name="P66">php /usr/local/bin/composer.phar update --no-dev</text:p>
      <text:p text:style-name="P68"><text:span text:style-name="T129">Create parameter </text:span>$wgOpenIDConnect_Config </text:p>
      <text:p text:style-name="P101"><text:a xlink:type="simple" xlink:href="https://www.mediawiki.org/wiki/Extension:OpenID_Connect#Example:_Using_it_against_Keycloak" text:style-name="Internet_20_link" text:visited-style-name="Visited_20_Internet_20_Link"><text:span text:style-name="T116">https://www.mediawiki.org/wiki/Extension:OpenID_Connect#Example:_Using_it_against_Keycloak</text:span></text:a></text:p>
      <text:p text:style-name="P68"><text:span text:style-name="T18">cat &gt;&gt; </text:span><text:span text:style-name="Source_20_Text"><text:span text:style-name="T67">LocalSettings.php</text:span></text:span></text:p>
      <text:p text:style-name="P66">$wgOpenIDConnect_Config['https://keycloak.local:8080/auth/realms/<text:span text:style-name="T2">acme</text:span>/'] = [</text:p>
      <text:p text:style-name="P66"><text:s text:c="8"/>'clientID' =&gt; 'mediawiki',</text:p>
      <text:p text:style-name="P66"><text:s text:c="8"/>'clientsecret' =&gt; '12345'</text:p>
      <text:p text:style-name="P66"><text:s text:c="4"/>];</text:p>
      <text:p text:style-name="P75">#kc-realm=acme, kc-cli-id=<text:span text:style-name="T144">mediawiki</text:span></text:p>
      <text:h text:style-name="P109" text:outline-level="3">Scribunto <text:span text:style-name="T119">(para scripts lua, si es necesario)</text:span></text:h>
      <text:p text:style-name="P77"><text:span text:style-name="T35">S</text:span><text:span text:style-name="T38">cribunto (para #invoke) </text:span><text:a xlink:type="simple" xlink:href="https://www.mediawiki.org/wiki/Extension:Scribunto" text:style-name="Internet_20_link" text:visited-style-name="Visited_20_Internet_20_Link"><text:span text:style-name="T39">https://www.mediawiki.org/wiki/Extension:Scribunto</text:span></text:a></text:p>
      <text:p text:style-name="P77"><text:a xlink:type="simple" xlink:href="https://www.mediawiki.org/wiki/Special:ExtensionDistributor?extdistname=Scribunto&amp;extdistversion=REL1_32" text:style-name="Internet_20_link" text:visited-style-name="Visited_20_Internet_20_Link"><text:span text:style-name="T38">https://www.mediawiki.org/wiki/Special:ExtensionDistributor?extdistname=Scribunto&amp;extdistversion=REL1_32</text:span></text:a></text:p>
      <text:p text:style-name="P33">https://gerrit.wikimedia.org/r/plugins/gitiles/mediawiki/extensions/Scribunto/+archive/REL1_32.tar.gz</text:p>
      <text:p text:style-name="P43">docker cp ~/Downloads/Scribunto-REL1_32-0d6a8f6.tar.gz mwcompose_web_1:/var/www/html/extensions</text:p>
      <text:p text:style-name="P42">##adentro en extensions</text:p>
      <text:p text:style-name="P42">tar -xzf Scribunto-REL1_32-0d6a8f6.tar.gz</text:p>
      <text:p text:style-name="P3">wfLoadExtension( 'Scribunto' ); $wgScribuntoDefaultEngine = 'luastandalone';</text:p>
      <text:p text:style-name="P71"/>
      <text:h text:style-name="Heading_20_3" text:outline-level="3"><text:bookmark text:name="firstHeading"/>StructuredDiscussions <text:span text:style-name="T131">o Flow</text:span></text:h>
      <text:p text:style-name="P96"><text:a xlink:type="simple" xlink:href="https://www.mediawiki.org/wiki/Extension:StructuredDiscussions" text:style-name="Internet_20_link" text:visited-style-name="Visited_20_Internet_20_Link"><text:span text:style-name="T143">https://www.mediawiki.org/wiki/Extension:StructuredDiscussions</text:span></text:a></text:p>
      <text:p text:style-name="P96"><text:span text:style-name="T131">Requiere </text:span><text:span text:style-name="T134">memcached</text:span></text:p>
      <text:p text:style-name="P96"><text:span text:style-name="T136">Requiere</text:span><text:span text:style-name="T135"> </text:span><text:span text:style-name="T136">extensiones </text:span><text:span text:style-name="T135">parserfunctions </text:span><text:span text:style-name="T136">y </text:span><text:span text:style-name="T135">echo</text:span></text:p>
      <text:p text:style-name="P98"><text:span text:style-name="T136">curl -</text:span><text:span text:style-name="T138">S </text:span><text:a xlink:type="simple" xlink:href="https://gerrit.wikimedia.org/r/plugins/gitiles/mediawiki/extensions/Flow/+archive/REL1_32.tar.gz" text:style-name="Internet_20_link" text:visited-style-name="Visited_20_Internet_20_Link"><text:span text:style-name="T135">https://gerrit.wikimedia.org/r/plugins/gitiles/mediawiki/extensions/Flow/+archive/REL1_32.tar.gz</text:span></text:a><text:span text:style-name="T136"> </text:span><text:span text:style-name="T137">| tar xz –one-top-level=</text:span><text:span text:style-name="T139">Flow</text:span></text:p>
      <text:p text:style-name="P40">composer update --no-dev</text:p>
      <text:p text:style-name="P96"><text:span text:style-name="T115">cat &gt;&gt; </text:span><text:span text:style-name="Source_20_Text"><text:span text:style-name="T68">LocalSettings.php</text:span></text:span></text:p>
      <text:p text:style-name="P97">$wgFlowContentFormat = 'html';</text:p>
      <text:p text:style-name="P97">$wgContentHandlerUseDB = true;</text:p>
      <text:p text:style-name="P99">$wgFlowEditorList = array( 'visualeditor', 'none' );</text:p>
      <text:p text:style-name="P100">wfLoadExtension( 'Flow' );</text:p>
      <text:p text:style-name="P100"><text:bookmark-start text:name="__DdeLink__1818_3877056851"/><text:span text:style-name="Source_20_Text"><text:span text:style-name="T88">php maintenance/update.php --</text:span></text:span><text:span text:style-name="Source_20_Text"><text:span text:style-name="T89">quick</text:span></text:span><text:bookmark-end text:name="__DdeLink__1818_3877056851"/></text:p>
      <text:p text:style-name="P100"><text:span text:style-name="T142">php</text:span> populateContentModel.php --wiki=somewiki --ns=1 --table=revision</text:p>
      <text:p text:style-name="P100"><text:span text:style-name="T142">php</text:span> populateContentModel.php --wiki=somewiki --ns=1 --table=archive</text:p>
      <text:p text:style-name="P100"><text:span text:style-name="T142">php</text:span> populateContentModel.php --wiki=somewiki --ns=1 --table=page</text:p>
      <text:p text:style-name="P100"><text:span text:style-name="T115">cat &gt;&gt; </text:span><text:span text:style-name="Source_20_Text"><text:span text:style-name="T68">LocalSettings.php</text:span></text:span></text:p>
      <text:p text:style-name="P100">$wgNamespaceContentModels[NS_TALK] = 'flow-board';</text:p>
      <text:p text:style-name="P100"><text:span text:style-name="Source_20_Text"><text:span text:style-name="T89">$wgNamespaceContentModels[NS_USER_TALK] = 'flow-board';</text:span></text:span></text:p>
      <text:p text:style-name="Standard"><text:soft-page-break/></text:p>
      <text:h text:style-name="P116" text:outline-level="3">Echo</text:h>
      <text:p text:style-name="P98"><text:a xlink:type="simple" xlink:href="https://www.mediawiki.org/wiki/Extension:Echo" text:style-name="Internet_20_link" text:visited-style-name="Visited_20_Internet_20_Link"><text:span text:style-name="T143">https://www.mediawiki.org/wiki/Extension:Echo</text:span></text:a></text:p>
      <text:p text:style-name="P98"><text:span text:style-name="T136">curl -</text:span><text:span text:style-name="T138">S </text:span><text:a xlink:type="simple" xlink:href="https://gerrit.wikimedia.org/r/plugins/gitiles/mediawiki/extensions/Echo/+archive/REL1_32.tar.gz" text:style-name="Internet_20_link" text:visited-style-name="Visited_20_Internet_20_Link">https://gerrit.wikimedia.org/r/plugins/gitiles/mediawiki/extensions/Echo/+archive/REL1_32.tar.gz</text:a><text:span text:style-name="T136"> </text:span><text:span text:style-name="T137">| tar xz --one-top-level=</text:span><text:span text:style-name="T139">Echo</text:span></text:p>
      <text:p text:style-name="Standard"><text:span text:style-name="T115">cat &gt;&gt; </text:span><text:span text:style-name="Source_20_Text"><text:span text:style-name="T68">LocalSettings.ph</text:span></text:span></text:p>
      <text:p text:style-name="Standard"><text:span text:style-name="Source_20_Text"><text:span text:style-name="T88">wfLoadExtension( 'Echo' );</text:span></text:span></text:p>
      <text:p text:style-name="Standard"><text:span text:style-name="Source_20_Text"><text:span text:style-name="T88">php maintenance/update.php –</text:span></text:span><text:span text:style-name="Source_20_Text"><text:span text:style-name="T89">quick</text:span></text:span></text:p>
      <text:p text:style-name="Standard"><text:span text:style-name="Source_20_Text"><text:span text:style-name="T89"/></text:span></text:p>
      <text:h text:style-name="P118" text:outline-level="3">ConfirmEdit</text:h>
      <text:p text:style-name="P103"><text:a xlink:type="simple" xlink:href="https://www.mediawiki.org/wiki/Extension:ConfirmEdit" text:style-name="Internet_20_link" text:visited-style-name="Visited_20_Internet_20_Link"><text:span text:style-name="T145">https://www.mediawiki.org/wiki/Extension:ConfirmEdit</text:span></text:a></text:p>
      <text:p text:style-name="P103"><text:span text:style-name="T115">cat &gt;&gt; </text:span><text:span text:style-name="Source_20_Text"><text:span text:style-name="T68">LocalSettings.ph</text:span></text:span></text:p>
      <text:p text:style-name="Standard">wfLoadExtension( 'ConfirmEdit' );</text:p>
      <text:p text:style-name="Standard">$wgCaptchaTriggers['edit'] <text:s text:c="9"/>= true;</text:p>
      <text:p text:style-name="Standard">$wgCaptchaTriggers['create'] <text:s text:c="7"/>= true;</text:p>
      <text:p text:style-name="Standard">$wgCaptchaTriggers['createtalk'] <text:s text:c="3"/>= true;</text:p>
      <text:p text:style-name="Standard">$wgCaptchaTriggers['addurl'] <text:s text:c="7"/>= true;</text:p>
      <text:p text:style-name="Standard">$wgCaptchaTriggers['createaccount'] = true;</text:p>
      <text:p text:style-name="Standard">$wgCaptchaTriggers['badlogin'] <text:s text:c="5"/>= true;</text:p>
      <text:p text:style-name="Standard"/>
      <text:h text:style-name="Heading_20_3" text:outline-level="3">EditNotify</text:h>
      <text:p text:style-name="Standard"><text:a xlink:type="simple" xlink:href="https://www.mediawiki.org/wiki/Extension:EditNotify" text:style-name="Internet_20_link" text:visited-style-name="Visited_20_Internet_20_Link"><text:span text:style-name="T152">https://www.mediawiki.org/wiki/Extension:EditNotify</text:span></text:a></text:p>
      <text:p text:style-name="P103"><text:span text:style-name="T136">curl -</text:span><text:span text:style-name="T138">S </text:span><text:a xlink:type="simple" xlink:href="https://gerrit.wikimedia.org/r/plugins/gitiles/mediawiki/extensions/EditNotify/+archive/REL1_32.tar.gz" text:style-name="Internet_20_link" text:visited-style-name="Visited_20_Internet_20_Link"><text:span text:style-name="T140">https://gerrit.wikimedia.org/r/plugins/gitiles/mediawiki/extensions/EditNotify/+archive/REL1_32.tar.gz</text:span></text:a><text:span text:style-name="T136"> </text:span><text:span text:style-name="T137">| tar xz --one-top-level=</text:span><text:span text:style-name="T139">EditNotify</text:span></text:p>
      <text:p text:style-name="P39">pear install mail</text:p>
      <text:p text:style-name="Standard">pear install net_smtp</text:p>
      <text:p text:style-name="Standard"><text:span text:style-name="T115">cat &gt;&gt; </text:span><text:span text:style-name="Source_20_Text"><text:span text:style-name="T68">LocalSettings.ph</text:span></text:span></text:p>
      <text:p text:style-name="P105">$wgEditNotifyAlerts = array( array('action' =&gt; array( 'create', 'edit' ),'users' =&gt; array( 'Admin' )) );</text:p>
      <text:p text:style-name="P104"><text:span text:style-name="T139">wfLoadExtension( '</text:span><text:span text:style-name="T141">EditNotify</text:span><text:span text:style-name="T139">' );</text:span></text:p>
      <text:p text:style-name="P104"/>
      <text:h text:style-name="P136" text:outline-level="2">Instalación manual sin docker-compose</text:h>
      <text:h text:style-name="P110" text:outline-level="3">Mediawiki container oficial</text:h>
      <text:p text:style-name="P1"><text:a xlink:type="simple" xlink:href="https://hub.docker.com/_/mediawiki/" text:style-name="Internet_20_link" text:visited-style-name="Visited_20_Internet_20_Link"><text:span text:style-name="T42">https://hub.docker.com/_/mediawiki/</text:span></text:a></text:p>
      <text:p text:style-name="P5">docker pull mediawiki:<text:span text:style-name="T10">1.32</text:span></text:p>
      <text:p text:style-name="P5"/>
      <text:p text:style-name="P16">Para testear solito</text:p>
      <text:p text:style-name="P52"><text:span text:style-name="T4">docker run -d --name </text:span><text:span text:style-name="T5">mi-wiki</text:span><text:span text:style-name="T4"> -p 8080:80 mediawiki:</text:span><text:span text:style-name="T6">1.32</text:span></text:p>
      <text:p text:style-name="P52"><text:a xlink:type="simple" xlink:href="http://localhost:8080/" text:style-name="Internet_20_link" text:visited-style-name="Visited_20_Internet_20_Link"><text:span text:style-name="T6">http://localhost:8080</text:span></text:a></text:p>
      <text:p text:style-name="P14"/>
      <text:p text:style-name="P16">M<text:span text:style-name="T6">ysql</text:span></text:p>
      <text:p text:style-name="P84"><text:span text:style-name="T31">MySql: </text:span><text:a xlink:type="simple" xlink:href="https://hub.docker.com/_/mysql" text:style-name="Internet_20_link" text:visited-style-name="Visited_20_Internet_20_Link"><text:span text:style-name="T99">https://hub.docker.com/_/mysql</text:span></text:a></text:p>
      <text:p text:style-name="P62"><text:span text:style-name="T7">docker </text:span>pull mysql:5.7</text:p>
      <text:p text:style-name="P52"><text:span text:style-name="T4">docker</text:span><text:span text:style-name="T6"> run --name some-mysql --network mi-net -e MYSQL_ROOT_PASSWORD=my-secret-pw -d mysql:5.7</text:span></text:p>
      <text:p text:style-name="P14"/>
      <text:p text:style-name="P49"><text:span text:style-name="T6">P</text:span><text:span text:style-name="T4">arsoid</text:span></text:p>
      <text:p text:style-name="P21"><text:soft-page-break/>(mirar documentación de la extención VisualEditor)</text:p>
      <text:p text:style-name="P6"/>
      <text:p text:style-name="P16"><text:span text:style-name="T6">Para testear </text:span>con mysql y/o parsoid</text:p>
      <text:p text:style-name="P4"><text:span text:style-name="T122">docker</text:span> build -t una-wiki .</text:p>
      <text:p text:style-name="P4"><text:span text:style-name="T122">docker</text:span> network create mi-net</text:p>
      <text:p text:style-name="P4"><text:span text:style-name="T122">docker</text:span> run -d --name wiki --<text:span text:style-name="T9">network </text:span>mi-net -p 8080:80 una-wiki</text:p>
      <text:p text:style-name="P4"><text:span text:style-name="T122">docker</text:span> run -d --name mysql --network mi-net -e MYSQL_ROOT_PASSWORD=my-secret-pw mysql:5.7</text:p>
      <text:p text:style-name="P4"><text:span text:style-name="Source_20_Text"><text:span text:style-name="T101">docker</text:span></text:span><text:span text:style-name="Source_20_Text"><text:span text:style-name="T97"> run -d --name parsoid</text:span></text:span><text:span text:style-name="Source_20_Text"><text:span text:style-name="T31"> --network mi-net</text:span></text:span><text:span text:style-name="Source_20_Text"><text:span text:style-name="T98"> -p 8090:8000 -e PARSOID_DOMAIN_</text:span></text:span><text:span text:style-name="Source_20_Text"><text:span text:style-name="T31">wiki</text:span></text:span><text:span text:style-name="Source_20_Text"><text:span text:style-name="T98">=http://</text:span></text:span><text:span text:style-name="Source_20_Text"><text:span text:style-name="T31">wiki</text:span></text:span><text:span text:style-name="Source_20_Text"><text:span text:style-name="T98">:80/api.php thenets/parsoid:0.9</text:span></text:span></text:p>
      <text:p text:style-name="P6">d network inspect mi-net | egrep 'Name|IPv4Add'</text:p>
      <text:p text:style-name="P6"/>
      <text:p text:style-name="P18"><text:span text:style-name="T121">T</text:span>ras la instalación</text:p>
      <text:p text:style-name="P53"><text:span text:style-name="T4">docker cp ~/Downloads/LocalSettings.php </text:span><text:span text:style-name="T5">wiki</text:span><text:span text:style-name="T4">:/var/www/html</text:span></text:p>
      <text:p text:style-name="P9">cat modifyToolbox.php &gt;&gt; LocalSettings.php </text:p>
      <text:p text:style-name="P53"/>
      <text:p text:style-name="P17"><text:span text:style-name="T121">P</text:span>ara una consola</text:p>
      <text:p text:style-name="P9"><text:span text:style-name="T42">docker exec -it </text:span><text:span text:style-name="T8">mi-wiki</text:span><text:span text:style-name="T42"> bash</text:span></text:p>
      <text:p text:style-name="P53"/>
      <text:p text:style-name="P19"><text:span text:style-name="T121">P</text:span>ara <text:span text:style-name="T121">stopear y eliminar</text:span></text:p>
      <text:p text:style-name="P7">docker stop mi-wiki </text:p>
      <text:p text:style-name="P7">docker rm mi-wiki </text:p>
      <text:p text:style-name="P7"/>
      <text:p text:style-name="P16">Para exponer localhost a internet</text:p>
      <text:p text:style-name="P20">sudo npm install -g localtunnel</text:p>
      <text:p text:style-name="P20">lt --port 8080</text:p>
      <text:p text:style-name="P10">#en la shell de la wiki</text:p>
      <text:p text:style-name="P10">cp LocalSettings.php <text:s/>LocalSettings.php.BKP</text:p>
      <text:p text:style-name="P10">sed -i /wgServer = /d LocalSettings.php</text:p>
      <text:p text:style-name="P10">sed -i '/ScriptPath =/a $wgServer = "https://tidy-penguin-87.localtunnel.me";' LocalSettings.php</text:p>
      <text:p text:style-name="P10"/>
      <text:p text:style-name="P10"/>
      <text:h text:style-name="P134" text:outline-level="1"><text:span text:style-name="Source_20_Text"><text:span text:style-name="T28">COSAS VIEJAS</text:span></text:span></text:h>
      <text:p text:style-name="P8"/>
      <text:p text:style-name="P15">Skins</text:p>
      <text:p text:style-name="P24"><text:span text:style-name="T42">git clone</text:span><text:span text:style-name="Source_20_Text"><text:span text:style-name="T44"> --recurse-submodules</text:span></text:span><text:span text:style-name="T42"> </text:span><text:a xlink:type="simple" xlink:href="https://gerrit.wikimedia.org/r/p/mediawiki/skins" text:style-name="Internet_20_link" text:visited-style-name="Visited_20_Internet_20_Link"><text:span text:style-name="T42">https://gerrit.wikimedia.org/r/p/mediawiki/skins</text:span></text:a></text:p>
      <text:p text:style-name="P11">cd skins/</text:p>
      <text:p text:style-name="P12">rm -r MonoBook/ Vector/ Timeless/</text:p>
      <text:p text:style-name="P25"><text:span text:style-name="T42">#skin </text:span><text:span text:style-name="T48">list</text:span><text:span text:style-name="T42"> </text:span><text:a xlink:type="simple" xlink:href="https://phabricator.wikimedia.org/source/skins/" text:style-name="Internet_20_link" text:visited-style-name="Visited_20_Internet_20_Link"><text:span text:style-name="T42">https://phabricator.wikimedia.org/source/skins/</text:span></text:a></text:p>
      <text:p text:style-name="P13"><text:span text:style-name="Source_20_Text"><text:span text:style-name="T82">find asd/* -maxdepth 1 -type d -printf "%f\n" | xargs -I{} echo "wfLoadSkin( '{}' );" </text:span></text:span></text:p>
      <text:h text:style-name="P111" text:outline-level="3">Mediawiki container<text:span text:style-name="T21">s prehechos</text:span> <text:span text:style-name="T14">con VisualEditor</text:span></text:h>
      <text:p text:style-name="P78"><text:span text:style-name="T95">#</text:span><text:a xlink:type="simple" xlink:href="https://github.com/pastakhov/compose-mediawiki-ubuntu" text:style-name="Internet_20_link" text:visited-style-name="Visited_20_Internet_20_Link"><text:span text:style-name="T95">https://github.com/pastakhov/compose-mediawiki-ubuntu</text:span></text:a></text:p>
      <text:p text:style-name="P45">#MediaWiki 1.29</text:p>
      <text:p text:style-name="P45">#puerto 8080 debe estar libre</text:p>
      <text:p text:style-name="P46">#editar docker-compose.<text:span text:style-name="T23">yml:</text:span></text:p>
      <text:p text:style-name="P46"><text:span text:style-name="T24">#</text:span>MW_SITE_SERVER=http://MIDOMINIO.COM</text:p>
      <text:p text:style-name="P45">#MW_ADMIN_USER=admin</text:p>
      <text:p text:style-name="P45">#MW_ADMIN_PASS=q32Gx7Amg7</text:p>
      <text:p text:style-name="P45">git clone https://github.com/pastakhov/compose-mediawiki-ubuntu.git</text:p>
      <text:p text:style-name="P45"><text:soft-page-break/>cd compose-mediawiki-ubuntu</text:p>
      <text:p text:style-name="P45">docker-compose up</text:p>
      <text:p text:style-name="P47">Instalar skins</text:p>
      <text:p text:style-name="P45">docker cp forbashadd.sh composemediawikiubuntu_web_1:/var/www/html<text:span text:style-name="T13">/w/skins</text:span></text:p>
      <text:p text:style-name="P50">#adentro</text:p>
      <text:p text:style-name="P51">cd <text:span text:style-name="T15">/var/www/html/w/skins</text:span></text:p>
      <text:p text:style-name="P50">./forbash.sh </text:p>
      <text:p text:style-name="P72">#instalar otros skins</text:p>
      <text:p text:style-name="P48">Para borrar containers</text:p>
      <text:p text:style-name="P23">dps | grep compose | cut -c-12 | xargs docker rm</text:p>
      <text:p text:style-name="P26"><text:span text:style-name="T26">Otros </text:span><text:span text:style-name="T27">containers sin</text:span><text:span text:style-name="T26"> probar</text:span></text:p>
      <text:p text:style-name="P78"><text:a xlink:type="simple" xlink:href="https://github.com/gwicke/mediawiki-containers" text:style-name="Internet_20_link" text:visited-style-name="Visited_20_Internet_20_Link"><text:span text:style-name="T96">https://github.com/gwicke/mediawiki-containers</text:span></text:a><text:span text:style-name="T31"> </text:span></text:p>
      <text:p text:style-name="P78"><text:a xlink:type="simple" xlink:href="https://github.com/wikimedia/mediawiki-containers" text:style-name="Internet_20_link" text:visited-style-name="Visited_20_Internet_20_Link"><text:span text:style-name="T96">https://github.com/wikimedia/mediawiki-containers</text:span></text:a></text:p>
      <text:p text:style-name="P22"><text:a xlink:type="simple" xlink:href="https://www.steadyops.com/blog/mediawiki-visual-editor-docker-image" text:style-name="Internet_20_link" text:visited-style-name="Visited_20_Internet_20_Link"><text:span text:style-name="Source_20_Text"><text:span text:style-name="T87">https://www.steadyops.com/blog/mediawiki-visual-editor-docker-image</text:span></text:span></text:a></text:p>
      <text:p text:style-name="P22"><text:span text:style-name="Source_20_Text"><text:span text:style-name="T87"/></text:span></text:p>
      <text:p text:style-name="P78"><text:span text:style-name="Source_20_Text"><text:span text:style-name="T58"/></text:span></text:p>
      <text:p text:style-name="P78"><text:span text:style-name="Source_20_Text"><text:span text:style-name="T72">DockerFile</text:span></text:span></text:p>
      <text:p text:style-name="P78"><text:span text:style-name="Source_20_Text"><text:span text:style-name="T44">FROM mediawiki:1.32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>#skins</text:span></text:span></text:p>
      <text:p text:style-name="P78"><text:span text:style-name="Source_20_Text"><text:span text:style-name="T44">WORKDIR /var/www/html</text:span></text:span></text:p>
      <text:p text:style-name="P78"><text:span text:style-name="Source_20_Text"><text:span text:style-name="T44">RUN mv skins skins_ORIG</text:span></text:span></text:p>
      <text:p text:style-name="P78"><text:span text:style-name="Source_20_Text"><text:span text:style-name="T44">RUN git clone --recurse-submodules https://gerrit.wikimedia.org/r/p/mediawiki/skins</text:span></text:span></text:p>
      <text:p text:style-name="P78"><text:span text:style-name="Source_20_Text"><text:span text:style-name="T44">RUN rm -rf skins/MonoBook skins/Timeless skins/Vector</text:span></text:span></text:p>
      <text:p text:style-name="P78"><text:span text:style-name="Source_20_Text"><text:span text:style-name="T44">RUN mv skins_ORIG/* skins</text:span></text:span></text:p>
      <text:p text:style-name="P78"><text:span text:style-name="Source_20_Text"><text:span text:style-name="T44">RUN rm -rf skins_ORIG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>#code to append on LocalSettings for modifying toolbox links</text:span></text:span></text:p>
      <text:p text:style-name="P78"><text:span text:style-name="Source_20_Text"><text:span text:style-name="T44">WORKDIR /var/www/html</text:span></text:span></text:p>
      <text:p text:style-name="P78"><text:span text:style-name="Source_20_Text"><text:span text:style-name="T44">COPY modifyToolbox.php .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>#visualeditor extension</text:span></text:span></text:p>
      <text:p text:style-name="P78"><text:span text:style-name="Source_20_Text"><text:span text:style-name="T44">WORKDIR /var/www/html/extensions</text:span></text:span></text:p>
      <text:p text:style-name="P78"><text:span text:style-name="Source_20_Text"><text:span text:style-name="T44">RUN git clone -b REL1_32 <text:s/>https://gerrit.wikimedia.org/r/mediawiki/extensions/VisualEditor.git</text:span></text:span></text:p>
      <text:p text:style-name="P78"><text:span text:style-name="Source_20_Text"><text:span text:style-name="T44">WORKDIR VisualEditor</text:span></text:span></text:p>
      <text:p text:style-name="P78"><text:span text:style-name="Source_20_Text"><text:span text:style-name="T44">RUN git submodule update --init</text:span></text:span></text:p>
      <text:p text:style-name="P78"><text:span text:style-name="Source_20_Text"><text:span text:style-name="T44"/></text:span></text:p>
      <text:p text:style-name="P78"><text:span text:style-name="Source_20_Text"><text:span text:style-name="T85">EXPOSE 80</text:span></text:span></text:p>
      <text:p text:style-name="P78"><text:span text:style-name="Source_20_Text"><text:span text:style-name="T85"/></text:span></text:p>
      <text:p text:style-name="P78"><text:span text:style-name="Source_20_Text"><text:span text:style-name="T85"/></text:span></text:p>
      <text:p text:style-name="P78"><text:span text:style-name="Source_20_Text"><text:span text:style-name="T75">S</text:span></text:span><text:span text:style-name="Source_20_Text"><text:span text:style-name="T74">cript skins oficiales</text:span></text:span></text:p>
      <text:p text:style-name="P23">cd var/www/html/w/</text:p>
      <text:p text:style-name="P23">mv skins skins_BKP <text:s/></text:p>
      <text:p text:style-name="P23"><text:span text:style-name="T31">git clone</text:span><text:span text:style-name="Source_20_Text"><text:span text:style-name="T44"> --recurse-submodules</text:span></text:span><text:span text:style-name="T31"> -b REL1_29 </text:span><text:a xlink:type="simple" xlink:href="https://gerrit.wikimedia.org/r/p/mediawiki/skins" text:style-name="Internet_20_link" text:visited-style-name="Visited_20_Internet_20_Link"><text:span text:style-name="T31">https://gerrit.wikimedia.org/r/p/mediawiki/skins</text:span></text:a></text:p>
      <text:p text:style-name="P55">cd skins</text:p>
      <text:p text:style-name="P23">rm -r MonoBook/ Vector/ Modern/ CologneBlue/ </text:p>
      <text:p text:style-name="P55">cd ..</text:p>
      <text:p text:style-name="P23"><text:span text:style-name="Source_20_Text"><text:span text:style-name="T84">mv skins_BKP/* skins</text:span></text:span></text:p>
      <text:p text:style-name="P73">##find skins/ -maxdepth 1 -type d -regex 'skins/[A-Z].*' -printf "wfLoadSkin( '%f' );\n"</text:p>
      <text:p text:style-name="P23">test(){ echo "wfLoadSkin( '$1' );"&gt;&gt;LocalSettings.php; }</text:p>
      <text:p text:style-name="P26"><text:span text:style-name="T30">#MOBILE Bouquet GreyStuff Refreshed </text:span>Vector <text:span text:style-name="T12">WPtouch</text:span></text:p>
      <text:p text:style-name="P56">#<text:span text:style-name="T11">DESKTOP LINDOS </text:span>Blueprint Blue Sky muy bueno</text:p>
      <text:p text:style-name="P57"><text:soft-page-break/>#CRASHEA MinervaNeue Donate Tomas </text:p>
      <text:p text:style-name="P58">#<text:span text:style-name="T11">DESKTOP SI </text:span>Daddio Splash Bouquet Gamepress DeepSea WPtouch BlueSky Blueprint VectorV2 Dusk DeskMessMirrored Mask Nimbus Truglass Refreshed DuskToDawn GreyStuff</text:p>
      <text:p text:style-name="P22"><text:span text:style-name="Source_20_Text"><text:span text:style-name="T84">#</text:span></text:span><text:span text:style-name="Source_20_Text"><text:span text:style-name="T86">DESKTOP </text:span></text:span><text:span text:style-name="Source_20_Text"><text:span text:style-name="T84">NO Tempo Poncho CustomPage Nostalgia Synagonism Example Material BlueSpiceSkin HasSomeColours Schulenburg WoOgLeShades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/></text:span></text:p>
      <text:p text:style-name="P78"><text:span text:style-name="Source_20_Text"><text:span text:style-name="T72">forbash</text:span></text:span><text:span text:style-name="Source_20_Text"><text:span text:style-name="T73">add</text:span></text:span><text:span text:style-name="Source_20_Text"><text:span text:style-name="T72">.sh </text:span></text:span></text:p>
      <text:p text:style-name="P78"><text:span text:style-name="Source_20_Text"><text:span text:style-name="T44">#!/bin/bash</text:span></text:span></text:p>
      <text:p text:style-name="P78"><text:span text:style-name="Source_20_Text"><text:span text:style-name="T59">#</text:span></text:span><text:span text:style-name="Source_20_Text"><text:span text:style-name="T44">nos="Daddio Splash Bouquet Gamepress DeepSea WPtouch BlueSky Blueprint VectorV2 Dusk DeskMessMirrored Mask Nimbus Truglass Refreshed DuskToDawn GreyStuff"</text:span></text:span></text:p>
      <text:p text:style-name="P78"><text:span text:style-name="Source_20_Text"><text:span text:style-name="T44">nos="</text:span></text:span><text:span text:style-name="Source_20_Text"><text:span text:style-name="T60">B</text:span></text:span><text:span text:style-name="Source_20_Text"><text:span text:style-name="T61">ouquet </text:span></text:span><text:span text:style-name="Source_20_Text"><text:span text:style-name="T60">G</text:span></text:span><text:span text:style-name="Source_20_Text"><text:span text:style-name="T61">rey</text:span></text:span><text:span text:style-name="Source_20_Text"><text:span text:style-name="T60">S</text:span></text:span><text:span text:style-name="Source_20_Text"><text:span text:style-name="T61">tuff </text:span></text:span><text:span text:style-name="Source_20_Text"><text:span text:style-name="T60">R</text:span></text:span><text:span text:style-name="Source_20_Text"><text:span text:style-name="T61">efreshed </text:span></text:span><text:span text:style-name="Source_20_Text"><text:span text:style-name="T44">Vector </text:span></text:span><text:span text:style-name="Source_20_Text"><text:span text:style-name="T60">WP</text:span></text:span><text:span text:style-name="Source_20_Text"><text:span text:style-name="T61">touch</text:span></text:span><text:span text:style-name="Source_20_Text"><text:span text:style-name="T44">"</text:span></text:span></text:p>
      <text:p text:style-name="P78"><text:span text:style-name="Source_20_Text"><text:span text:style-name="T44">IFS=' '</text:span></text:span></text:p>
      <text:p text:style-name="P78"><text:span text:style-name="Source_20_Text"><text:span text:style-name="T44">read -ra ADDR &lt;&lt;&lt; "$nos"</text:span></text:span></text:p>
      <text:p text:style-name="P78"><text:span text:style-name="Source_20_Text"><text:span text:style-name="T44">for i in "${ADDR[@]}"; do</text:span></text:span></text:p>
      <text:p text:style-name="P78"><text:span text:style-name="Source_20_Text"><text:span text:style-name="T44"><text:tab/>git clone --recurse-submodules -b REL1_29 </text:span></text:span><text:a xlink:type="simple" xlink:href="https://gerrit.wikimedia.org/r/p/mediawiki/skins/$i" text:style-name="Internet_20_link" text:visited-style-name="Visited_20_Internet_20_Link"><text:span text:style-name="Source_20_Text"><text:span text:style-name="T44">https://gerrit.wikimedia.org/r/p/mediawiki/skins/$i</text:span></text:span></text:a></text:p>
      <text:p text:style-name="P78"><text:span text:style-name="Source_20_Text"><text:span text:style-name="T44"><text:tab/>echo "wfLoadSkin( '$i' );" &gt;&gt; ../LocalSettings.php </text:span></text:span></text:p>
      <text:p text:style-name="P22"><text:span text:style-name="Source_20_Text"><text:span text:style-name="T85">d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4:05:14.122416652</meta:creation-date>
    <dc:date>2019-08-01T15:57:14.334697122</dc:date>
    <meta:editing-duration>P1DT7H42M44S</meta:editing-duration>
    <meta:editing-cycles>197</meta:editing-cycles>
    <meta:generator>LibreOffice/6.0.7.3$Linux_X86_64 LibreOffice_project/00m0$Build-3</meta:generator>
    <meta:document-statistic meta:table-count="0" meta:image-count="0" meta:object-count="0" meta:page-count="10" meta:paragraph-count="349" meta:word-count="1531" meta:character-count="16173" meta:non-whitespace-character-count="14947"/>
  </office:meta>
</office:document-meta>
</file>